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0" svg:font-family="0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3.4298in" style:use-optimal-column-width="false"/>
    </style:style>
    <style:style style:name="Table1" style:family="table" style:master-page-name="MP0">
      <style:table-properties style:width="13.4298in" fo:margin-left="-0.075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none" fo:border-left="none" fo:border-bottom="0.0069in solid #AEAEAE" fo:border-right="none" style:writing-mode="lr-tb" style:vertical-align="middle" fo:padding-top="0in" fo:padding-left="0.075in" fo:padding-bottom="0in" fo:padding-right="0.075in"/>
    </style:style>
    <style:style style:name="P5" style:parent-style-name="Standard" style:family="paragraph">
      <style:paragraph-properties fo:break-before="page" fo:text-align="end" fo:margin-bottom="0.1388in"/>
    </style:style>
    <style:style style:name="TableColumn7" style:family="table-column">
      <style:table-column-properties style:column-width="1.0472in" style:use-optimal-column-width="false"/>
    </style:style>
    <style:style style:name="TableColumn8" style:family="table-column">
      <style:table-column-properties style:column-width="0.2777in" style:use-optimal-column-width="false"/>
    </style:style>
    <style:style style:name="TableColumn9" style:family="table-column">
      <style:table-column-properties style:column-width="3.5138in" style:use-optimal-column-width="false"/>
    </style:style>
    <style:style style:name="TableColumn10" style:family="table-column">
      <style:table-column-properties style:column-width="8.6972in" style:use-optimal-column-width="false"/>
    </style:style>
    <style:style style:name="Table6" style:family="table">
      <style:table-properties style:width="13.5361in" fo:margin-left="-0.075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fo:padding-top="0.1388in" fo:padding-left="0.075in" fo:padding-bottom="0in" fo:padding-right="0.075in"/>
    </style:style>
    <style:style style:name="P13" style:parent-style-name="Standard" style:family="paragraph">
      <style:paragraph-properties fo:margin-top="0.0694in"/>
    </style:style>
    <style:style style:name="TableCell14" style:family="table-cell">
      <style:table-cell-properties fo:border="none" style:writing-mode="lr-tb" fo:padding-top="0.1388in" fo:padding-left="0.075in" fo:padding-bottom="0in" fo:padding-right="0.075in"/>
    </style:style>
    <style:style style:name="T15" style:parent-style-name="Основнойшрифтабзаца" style:family="text">
      <style:text-properties fo:font-weight="bold" style:font-weight-asian="bold" fo:font-size="25pt" style:font-size-asian="25pt" fo:language="ru" fo:country="RU"/>
    </style:style>
    <style:style style:name="T16" style:parent-style-name="Основнойшрифтабзаца" style:family="text">
      <style:text-properties fo:font-size="9pt" style:font-size-asian="9pt" fo:language="ru" fo:country="RU"/>
    </style:style>
    <style:style style:name="T17" style:parent-style-name="Основнойшрифтабзаца" style:family="text">
      <style:text-properties fo:font-size="9pt" style:font-size-asian="9pt"/>
    </style:style>
    <style:style style:name="T18" style:parent-style-name="Основнойшрифтабзаца" style:family="text">
      <style:text-properties fo:font-size="9pt" style:font-size-asian="9pt"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font-size="9pt" style:font-size-asian="9pt" fo:language="ru" fo:country="RU"/>
    </style:style>
    <style:style style:name="T21" style:parent-style-name="Основнойшрифтабзаца" style:family="text">
      <style:text-properties fo:font-size="9pt" style:font-size-asian="9pt" fo:language="ru" fo:country="RU"/>
    </style:style>
    <style:style style:name="T22" style:parent-style-name="Основнойшрифтабзаца" style:family="text">
      <style:text-properties fo:font-size="9pt" style:font-size-asian="9pt" fo:language="ru" fo:country="RU"/>
    </style:style>
    <style:style style:name="T23" style:parent-style-name="Основнойшрифтабзаца" style:family="text">
      <style:text-properties fo:font-size="9pt" style:font-size-asian="9pt" fo:language="ru" fo:country="RU"/>
    </style:style>
    <style:style style:name="T24" style:parent-style-name="Основнойшрифтабзаца" style:family="text">
      <style:text-properties fo:font-size="9pt" style:font-size-asian="9pt" fo:language="ru" fo:country="RU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.1388in" fo:padding-left="0.075in" fo:padding-bottom="0in" fo:padding-right="0.075in"/>
    </style:style>
    <style:style style:name="P27" style:parent-style-name="Standard" style:family="paragraph">
      <style:paragraph-properties fo:margin-top="0.3472in" fo:margin-bottom="0.1041in"/>
    </style:style>
    <style:style style:name="T28" style:parent-style-name="Основнойшрифтабзаца" style:family="text">
      <style:text-properties fo:color="#AEAEAE" fo:font-size="11pt" style:font-size-asian="11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.1388in" fo:padding-left="0.075in" fo:padding-bottom="0in" fo:padding-right="0.075in"/>
    </style:style>
    <style:style style:name="T31" style:parent-style-name="Основнойшрифтабзаца" style:family="text">
      <style:text-properties fo:font-weight="bold" style:font-weight-asian="bold"/>
    </style:style>
    <style:style style:name="T32" style:parent-style-name="Основнойшрифтабзаца" style:family="text">
      <style:text-properties fo:font-weight="bold" style:font-weight-asian="bold" fo:language="ru" fo:country="RU"/>
    </style:style>
    <style:style style:name="T33" style:parent-style-name="Основнойшрифтабзаца" style:family="text">
      <style:text-properties fo:font-weight="bold" style:font-weight-asian="bold"/>
    </style:style>
    <style:style style:name="T34" style:parent-style-name="Основнойшрифтабзаца" style:family="text">
      <style:text-properties fo:font-weight="bold" style:font-weight-asian="bold" fo:language="ru" fo:country="RU"/>
    </style:style>
    <style:style style:name="T35" style:parent-style-name="Основнойшрифтабзаца" style:family="text">
      <style:text-properties fo:font-weight="bold" style:font-weight-asian="bold"/>
    </style:style>
    <style:style style:name="T36" style:parent-style-name="Основнойшрифтабзаца" style:family="text">
      <style:text-properties fo:font-size="9pt" style:font-size-asian="9pt" fo:language="ru" fo:country="RU"/>
    </style:style>
    <style:style style:name="P37" style:parent-style-name="Standard" style:family="paragraph">
      <style:paragraph-properties fo:margin-left="0.2083in">
        <style:tab-stops/>
      </style:paragraph-properties>
    </style:style>
    <style:style style:name="T38" style:parent-style-name="Основнойшрифтабзаца" style:family="text">
      <style:text-properties fo:font-size="9pt" style:font-size-asian="9pt" fo:language="ru" fo:country="RU"/>
    </style:style>
    <style:style style:name="P39" style:parent-style-name="Standard" style:family="paragraph">
      <style:paragraph-properties fo:margin-left="0.2083in">
        <style:tab-stops/>
      </style:paragraph-properties>
    </style:style>
    <style:style style:name="T40" style:parent-style-name="Основнойшрифтабзаца" style:family="text">
      <style:text-properties fo:font-size="9pt" style:font-size-asian="9pt" fo:language="ru" fo:country="RU"/>
    </style:style>
    <style:style style:name="P41" style:parent-style-name="Standard" style:family="paragraph">
      <style:paragraph-properties fo:margin-left="0.2083in">
        <style:tab-stops/>
      </style:paragraph-properties>
    </style:style>
    <style:style style:name="T42" style:parent-style-name="Основнойшрифтабзаца" style:family="text">
      <style:text-properties fo:font-size="9pt" style:font-size-asian="9pt" fo:language="ru" fo:country="RU"/>
    </style:style>
    <style:style style:name="P43" style:parent-style-name="Standard" style:family="paragraph">
      <style:paragraph-properties fo:margin-left="0.2083in">
        <style:tab-stops/>
      </style:paragraph-properties>
    </style:style>
    <style:style style:name="T44" style:parent-style-name="Основнойшрифтабзаца" style:family="text">
      <style:text-properties fo:font-size="9pt" style:font-size-asian="9pt" fo:language="ru" fo:country="RU"/>
    </style:style>
    <style:style style:name="P45" style:parent-style-name="Standard" style:family="paragraph">
      <style:paragraph-properties fo:margin-left="0.2083in">
        <style:tab-stops/>
      </style:paragraph-properties>
    </style:style>
    <style:style style:name="T46" style:parent-style-name="Основнойшрифтабзаца" style:family="text">
      <style:text-properties fo:font-size="9pt" style:font-size-asian="9pt" fo:language="ru" fo:country="RU"/>
    </style:style>
    <style:style style:name="T47" style:parent-style-name="Основнойшрифтабзаца" style:family="text">
      <style:text-properties fo:font-size="9pt" style:font-size-asian="9pt" fo:language="ru" fo:country="RU"/>
    </style:style>
    <style:style style:name="P48" style:parent-style-name="Standard" style:family="paragraph">
      <style:paragraph-properties fo:margin-left="0.2083in">
        <style:tab-stops/>
      </style:paragraph-properties>
      <style:text-properties fo:font-size="9pt" style:font-size-asian="9pt" fo:language="ru" fo:country="RU"/>
    </style:style>
    <style:style style:name="T49" style:parent-style-name="Основнойшрифтабзаца" style:family="text">
      <style:text-properties fo:font-size="9pt" style:font-size-asian="9pt" fo:language="ru" fo:country="RU"/>
    </style:style>
    <style:style style:name="T50" style:parent-style-name="Основнойшрифтабзаца" style:family="text">
      <style:text-properties fo:font-size="9pt" style:font-size-asian="9pt" fo:language="ru" fo:country="RU"/>
    </style:style>
    <style:style style:name="T51" style:parent-style-name="Основнойшрифтабзаца" style:family="text">
      <style:text-properties fo:font-size="9pt" style:font-size-asian="9pt" fo:language="ru" fo:country="RU"/>
    </style:style>
    <style:style style:name="T52" style:parent-style-name="Основнойшрифтабзаца" style:family="text">
      <style:text-properties fo:font-size="9pt" style:font-size-asian="9pt" fo:language="ru" fo:country="RU"/>
    </style:style>
    <style:style style:name="TableCell53" style:family="table-cell">
      <style:table-cell-properties fo:border="none" style:writing-mode="lr-tb" style:vertical-align="middle" fo:padding-top="0.1388in" fo:padding-left="0.075in" fo:padding-bottom="0in" fo:padding-right="0.075in"/>
    </style:style>
    <style:style style:name="P54" style:parent-style-name="Standard" style:family="paragraph">
      <style:paragraph-properties fo:text-align="end"/>
      <style:text-properties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1388in" fo:padding-left="0.075in" fo:padding-bottom="0in" fo:padding-right="0.075in"/>
    </style:style>
    <style:style style:name="P57" style:parent-style-name="Standard" style:family="paragraph">
      <style:paragraph-properties fo:margin-top="0.3472in" fo:margin-bottom="0.1041in"/>
    </style:style>
    <style:style style:name="T58" style:parent-style-name="Основнойшрифтабзаца" style:family="text">
      <style:text-properties fo:color="#AEAEAE" fo:font-size="11pt" style:font-size-asian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.1388in" fo:padding-left="0.075in" fo:padding-bottom="0in" fo:padding-right="0.075in"/>
    </style:style>
    <style:style style:name="T61" style:parent-style-name="Основнойшрифтабзаца" style:family="text">
      <style:text-properties fo:color="#707070" fo:font-size="8pt" style:font-size-asian="8pt" fo:language="ru" fo:country="RU"/>
    </style:style>
    <style:style style:name="T62" style:parent-style-name="Основнойшрифтабзаца" style:family="text">
      <style:text-properties fo:color="#707070" fo:font-size="8pt" style:font-size-asian="8pt" fo:language="ru" fo:country="RU"/>
    </style:style>
    <style:style style:name="T63" style:parent-style-name="Основнойшрифтабзаца" style:family="text">
      <style:text-properties fo:color="#707070" fo:font-size="8pt" style:font-size-asian="8pt" fo:language="ru" fo:country="RU"/>
    </style:style>
    <style:style style:name="TableCell64" style:family="table-cell">
      <style:table-cell-properties fo:border="none" style:writing-mode="lr-tb" fo:padding-top="0.1388in" fo:padding-left="0.075in" fo:padding-bottom="0in" fo:padding-right="0.075in"/>
    </style:style>
    <style:style style:name="P65" style:parent-style-name="Standard" style:family="paragraph">
      <style:text-properties fo:language="ru" fo:country="RU"/>
    </style:style>
    <style:style style:name="P66" style:parent-style-name="Standard" style:family="paragraph">
      <style:text-properties fo:language="ru" fo:country="RU"/>
    </style:style>
    <style:style style:name="TableCell67" style:family="table-cell">
      <style:table-cell-properties fo:border="none" style:writing-mode="lr-tb" fo:padding-top="0.1388in" fo:padding-left="0.075in" fo:padding-bottom="0in" fo:padding-right="0.075in"/>
    </style:style>
    <style:style style:name="T68" style:parent-style-name="Основнойшрифтабзаца" style:family="text">
      <style:text-properties fo:font-weight="bold" style:font-weight-asian="bold" fo:language="ru" fo:country="RU"/>
    </style:style>
    <style:style style:name="T69" style:parent-style-name="Основнойшрифтабзаца" style:family="text">
      <style:text-properties fo:color="#AEAEAE" fo:font-size="9pt" style:font-size-asian="9pt" fo:language="ru" fo:country="RU"/>
    </style:style>
    <style:style style:name="T70" style:parent-style-name="Основнойшрифтабзаца" style:family="text">
      <style:text-properties fo:font-size="9pt" style:font-size-asian="9pt" fo:language="ru" fo:country="RU"/>
    </style:style>
    <style:style style:name="P71" style:parent-style-name="Standard" style:family="paragraph">
      <style:paragraph-properties fo:margin-left="0.2083in">
        <style:tab-stops/>
      </style:paragraph-properties>
    </style:style>
    <style:style style:name="T72" style:parent-style-name="Основнойшрифтабзаца" style:family="text">
      <style:text-properties fo:font-size="9pt" style:font-size-asian="9pt" fo:language="ru" fo:country="RU"/>
    </style:style>
    <style:style style:name="P73" style:parent-style-name="Standard" style:family="paragraph">
      <style:paragraph-properties fo:margin-top="0.0416in" fo:margin-bottom="0.0416in"/>
      <style:text-properties fo:language="ru" fo:country="RU"/>
    </style:style>
    <style:style style:name="P74" style:parent-style-name="Standard" style:family="paragraph">
      <style:paragraph-properties fo:margin-bottom="0.0416in"/>
    </style:style>
    <style:style style:name="T75" style:parent-style-name="Основнойшрифтабзаца" style:family="text">
      <style:text-properties fo:font-size="9pt" style:font-size-asian="9pt" fo:language="ru" fo:country="RU"/>
    </style:style>
    <style:style style:name="T76" style:parent-style-name="Основнойшрифтабзаца" style:family="text">
      <style:text-properties fo:font-size="9pt" style:font-size-asian="9pt" fo:language="ru" fo:country="RU"/>
    </style:style>
    <style:style style:name="T77" style:parent-style-name="Основнойшрифтабзаца" style:family="text">
      <style:text-properties fo:font-size="9pt" style:font-size-asian="9pt" fo:language="ru" fo:country="RU"/>
    </style:style>
    <style:style style:name="T78" style:parent-style-name="Основнойшрифтабзаца" style:family="text">
      <style:text-properties fo:font-size="9pt" style:font-size-asian="9pt" fo:language="ru" fo:country="RU"/>
    </style:style>
    <style:style style:name="T79" style:parent-style-name="Основнойшрифтабзаца" style:family="text">
      <style:text-properties fo:font-size="9pt" style:font-size-asian="9pt"/>
    </style:style>
    <style:style style:name="T80" style:parent-style-name="Основнойшрифтабзаца" style:family="text">
      <style:text-properties fo:font-size="9pt" style:font-size-asian="9pt" fo:language="ru" fo:country="RU"/>
    </style:style>
    <style:style style:name="T81" style:parent-style-name="Основнойшрифтабзаца" style:family="text">
      <style:text-properties fo:font-size="9pt" style:font-size-asian="9pt"/>
    </style:style>
    <style:style style:name="T82" style:parent-style-name="Основнойшрифтабзаца" style:family="text">
      <style:text-properties fo:font-size="9pt" style:font-size-asian="9pt" fo:language="ru" fo:country="RU"/>
    </style:style>
    <style:style style:name="T83" style:parent-style-name="Основнойшрифтабзаца" style:family="text">
      <style:text-properties fo:font-size="9pt" style:font-size-asian="9pt" fo:language="ru" fo:country="RU"/>
    </style:style>
    <style:style style:name="T84" style:parent-style-name="Основнойшрифтабзаца" style:family="text">
      <style:text-properties fo:font-size="9pt" style:font-size-asian="9pt" fo:language="ru" fo:country="RU"/>
    </style:style>
    <style:style style:name="T85" style:parent-style-name="Основнойшрифтабзаца" style:family="text">
      <style:text-properties fo:font-size="9pt" style:font-size-asian="9pt" fo:language="ru" fo:country="RU"/>
    </style:style>
    <style:style style:name="T86" style:parent-style-name="Основнойшрифтабзаца" style:family="text">
      <style:text-properties fo:font-size="9pt" style:font-size-asian="9pt" fo:language="ru" fo:country="RU"/>
    </style:style>
    <style:style style:name="T87" style:parent-style-name="Основнойшрифтабзаца" style:family="text">
      <style:text-properties fo:font-size="9pt" style:font-size-asian="9pt" fo:language="ru" fo:country="RU"/>
    </style:style>
    <style:style style:name="T88" style:parent-style-name="Основнойшрифтабзаца" style:family="text">
      <style:text-properties fo:font-size="9pt" style:font-size-asian="9pt"/>
    </style:style>
    <style:style style:name="T89" style:parent-style-name="Основнойшрифтабзаца" style:family="text">
      <style:text-properties fo:font-size="9pt" style:font-size-asian="9pt" fo:language="ru" fo:country="RU"/>
    </style:style>
    <style:style style:name="T90" style:parent-style-name="Основнойшрифтабзаца" style:family="text">
      <style:text-properties fo:font-size="9pt" style:font-size-asian="9pt"/>
    </style:style>
    <style:style style:name="T91" style:parent-style-name="Основнойшрифтабзаца" style:family="text">
      <style:text-properties fo:font-size="9pt" style:font-size-asian="9pt" fo:language="ru" fo:country="RU"/>
    </style:style>
    <style:style style:name="T92" style:parent-style-name="Основнойшрифтабзаца" style:family="text">
      <style:text-properties fo:font-size="9pt" style:font-size-asian="9pt"/>
    </style:style>
    <style:style style:name="T93" style:parent-style-name="Основнойшрифтабзаца" style:family="text">
      <style:text-properties fo:font-size="9pt" style:font-size-asian="9pt" fo:language="ru" fo:country="RU"/>
    </style:style>
    <style:style style:name="T94" style:parent-style-name="Основнойшрифтабзаца" style:family="text">
      <style:text-properties fo:font-size="9pt" style:font-size-asian="9pt" fo:language="ru" fo:country="RU"/>
    </style:style>
    <style:style style:name="T95" style:parent-style-name="Основнойшрифтабзаца" style:family="text">
      <style:text-properties fo:font-size="9pt" style:font-size-asian="9pt" fo:language="ru" fo:country="RU"/>
    </style:style>
    <style:style style:name="T96" style:parent-style-name="Основнойшрифтабзаца" style:family="text">
      <style:text-properties fo:font-size="9pt" style:font-size-asian="9pt"/>
    </style:style>
    <style:style style:name="T97" style:parent-style-name="Основнойшрифтабзаца" style:family="text">
      <style:text-properties fo:font-size="9pt" style:font-size-asian="9pt" fo:language="ru" fo:country="RU"/>
    </style:style>
    <style:style style:name="T98" style:parent-style-name="Основнойшрифтабзаца" style:family="text">
      <style:text-properties fo:font-size="9pt" style:font-size-asian="9pt" fo:language="ru" fo:country="RU"/>
    </style:style>
    <style:style style:name="T99" style:parent-style-name="Основнойшрифтабзаца" style:family="text">
      <style:text-properties fo:font-size="9pt" style:font-size-asian="9pt" fo:language="ru" fo:country="RU"/>
    </style:style>
    <style:style style:name="T100" style:parent-style-name="Основнойшрифтабзаца" style:family="text">
      <style:text-properties fo:font-size="9pt" style:font-size-asian="9pt" fo:language="ru" fo:country="RU"/>
    </style:style>
    <style:style style:name="T101" style:parent-style-name="Основнойшрифтабзаца" style:family="text">
      <style:text-properties fo:font-size="9pt" style:font-size-asian="9pt"/>
    </style:style>
    <style:style style:name="T102" style:parent-style-name="Основнойшрифтабзаца" style:family="text">
      <style:text-properties fo:font-size="9pt" style:font-size-asian="9pt" fo:language="ru" fo:country="RU"/>
    </style:style>
    <style:style style:name="T103" style:parent-style-name="Основнойшрифтабзаца" style:family="text">
      <style:text-properties fo:font-size="9pt" style:font-size-asian="9pt" fo:language="ru" fo:country="RU"/>
    </style:style>
    <style:style style:name="T104" style:parent-style-name="Основнойшрифтабзаца" style:family="text">
      <style:text-properties fo:font-size="9pt" style:font-size-asian="9pt" fo:language="ru" fo:country="RU"/>
    </style:style>
    <style:style style:name="T105" style:parent-style-name="Основнойшрифтабзаца" style:family="text">
      <style:text-properties fo:font-size="9pt" style:font-size-asian="9pt"/>
    </style:style>
    <style:style style:name="T106" style:parent-style-name="Основнойшрифтабзаца" style:family="text">
      <style:text-properties fo:font-size="9pt" style:font-size-asian="9pt" fo:language="ru" fo:country="RU"/>
    </style:style>
    <style:style style:name="T107" style:parent-style-name="Основнойшрифтабзаца" style:family="text">
      <style:text-properties fo:font-size="9pt" style:font-size-asian="9pt"/>
    </style:style>
    <style:style style:name="T108" style:parent-style-name="Основнойшрифтабзаца" style:family="text">
      <style:text-properties fo:font-size="9pt" style:font-size-asian="9pt" fo:language="ru" fo:country="RU"/>
    </style:style>
    <style:style style:name="T109" style:parent-style-name="Основнойшрифтабзаца" style:family="text">
      <style:text-properties fo:font-size="9pt" style:font-size-asian="9pt" fo:language="ru" fo:country="RU"/>
    </style:style>
    <style:style style:name="T110" style:parent-style-name="Основнойшрифтабзаца" style:family="text">
      <style:text-properties fo:font-size="9pt" style:font-size-asian="9pt" fo:language="ru" fo:country="RU"/>
    </style:style>
    <style:style style:name="T111" style:parent-style-name="Основнойшрифтабзаца" style:family="text">
      <style:text-properties fo:font-size="9pt" style:font-size-asian="9pt"/>
    </style:style>
    <style:style style:name="T112" style:parent-style-name="Основнойшрифтабзаца" style:family="text">
      <style:text-properties fo:font-size="9pt" style:font-size-asian="9pt" fo:language="ru" fo:country="RU"/>
    </style:style>
    <style:style style:name="T113" style:parent-style-name="Основнойшрифтабзаца" style:family="text">
      <style:text-properties fo:font-size="9pt" style:font-size-asian="9pt"/>
    </style:style>
    <style:style style:name="T114" style:parent-style-name="Основнойшрифтабзаца" style:family="text">
      <style:text-properties fo:font-size="9pt" style:font-size-asian="9pt" fo:language="ru" fo:country="RU"/>
    </style:style>
    <style:style style:name="T115" style:parent-style-name="Основнойшрифтабзаца" style:family="text">
      <style:text-properties fo:font-size="9pt" style:font-size-asian="9pt"/>
    </style:style>
    <style:style style:name="T116" style:parent-style-name="Основнойшрифтабзаца" style:family="text">
      <style:text-properties fo:font-size="9pt" style:font-size-asian="9pt" fo:language="ru" fo:country="RU"/>
    </style:style>
    <style:style style:name="T117" style:parent-style-name="Основнойшрифтабзаца" style:family="text">
      <style:text-properties fo:font-size="9pt" style:font-size-asian="9pt"/>
    </style:style>
    <style:style style:name="T118" style:parent-style-name="Основнойшрифтабзаца" style:family="text">
      <style:text-properties fo:font-size="9pt" style:font-size-asian="9pt" fo:language="ru" fo:country="RU"/>
    </style:style>
    <style:style style:name="T119" style:parent-style-name="Основнойшрифтабзаца" style:family="text">
      <style:text-properties fo:font-size="9pt" style:font-size-asian="9pt" fo:language="ru" fo:country="RU"/>
    </style:style>
    <style:style style:name="T120" style:parent-style-name="Основнойшрифтабзаца" style:family="text">
      <style:text-properties fo:font-size="9pt" style:font-size-asian="9pt"/>
    </style:style>
    <style:style style:name="T121" style:parent-style-name="Основнойшрифтабзаца" style:family="text">
      <style:text-properties fo:font-size="9pt" style:font-size-asian="9pt" fo:language="ru" fo:country="RU"/>
    </style:style>
    <style:style style:name="T122" style:parent-style-name="Основнойшрифтабзаца" style:family="text">
      <style:text-properties fo:font-size="9pt" style:font-size-asian="9pt" fo:language="ru" fo:country="RU"/>
    </style:style>
    <style:style style:name="T123" style:parent-style-name="Основнойшрифтабзаца" style:family="text">
      <style:text-properties fo:font-size="9pt" style:font-size-asian="9pt" fo:language="ru" fo:country="RU"/>
    </style:style>
    <style:style style:name="T124" style:parent-style-name="Основнойшрифтабзаца" style:family="text">
      <style:text-properties fo:font-size="9pt" style:font-size-asian="9pt"/>
    </style:style>
    <style:style style:name="T125" style:parent-style-name="Основнойшрифтабзаца" style:family="text">
      <style:text-properties fo:font-size="9pt" style:font-size-asian="9pt" fo:language="ru" fo:country="RU"/>
    </style:style>
    <style:style style:name="T126" style:parent-style-name="Основнойшрифтабзаца" style:family="text">
      <style:text-properties fo:font-size="9pt" style:font-size-asian="9pt"/>
    </style:style>
    <style:style style:name="T127" style:parent-style-name="Основнойшрифтабзаца" style:family="text">
      <style:text-properties fo:font-size="9pt" style:font-size-asian="9pt" fo:language="ru" fo:country="RU"/>
    </style:style>
    <style:style style:name="T128" style:parent-style-name="Основнойшрифтабзаца" style:family="text">
      <style:text-properties fo:font-size="9pt" style:font-size-asian="9pt"/>
    </style:style>
    <style:style style:name="T129" style:parent-style-name="Основнойшрифтабзаца" style:family="text">
      <style:text-properties fo:font-size="9pt" style:font-size-asian="9pt" fo:language="ru" fo:country="RU"/>
    </style:style>
    <style:style style:name="T130" style:parent-style-name="Основнойшрифтабзаца" style:family="text">
      <style:text-properties fo:font-size="9pt" style:font-size-asian="9pt" fo:language="ru" fo:country="RU"/>
    </style:style>
    <style:style style:name="T131" style:parent-style-name="Основнойшрифтабзаца" style:family="text">
      <style:text-properties fo:font-size="9pt" style:font-size-asian="9pt" fo:language="ru" fo:country="RU"/>
    </style:style>
    <style:style style:name="T132" style:parent-style-name="Основнойшрифтабзаца" style:family="text">
      <style:text-properties fo:font-size="9pt" style:font-size-asian="9pt"/>
    </style:style>
    <style:style style:name="T133" style:parent-style-name="Основнойшрифтабзаца" style:family="text">
      <style:text-properties fo:font-size="9pt" style:font-size-asian="9pt" fo:language="ru" fo:country="RU"/>
    </style:style>
    <style:style style:name="T134" style:parent-style-name="Основнойшрифтабзаца" style:family="text">
      <style:text-properties fo:font-size="9pt" style:font-size-asian="9pt"/>
    </style:style>
    <style:style style:name="T135" style:parent-style-name="Основнойшрифтабзаца" style:family="text">
      <style:text-properties fo:font-size="9pt" style:font-size-asian="9pt" fo:language="ru" fo:country="RU"/>
    </style:style>
    <style:style style:name="T136" style:parent-style-name="Основнойшрифтабзаца" style:family="text">
      <style:text-properties fo:font-size="9pt" style:font-size-asian="9pt"/>
    </style:style>
    <style:style style:name="T137" style:parent-style-name="Основнойшрифтабзаца" style:family="text">
      <style:text-properties fo:font-size="9pt" style:font-size-asian="9pt" fo:language="ru" fo:country="RU"/>
    </style:style>
    <style:style style:name="T138" style:parent-style-name="Основнойшрифтабзаца" style:family="text">
      <style:text-properties fo:font-size="9pt" style:font-size-asian="9pt"/>
    </style:style>
    <style:style style:name="T139" style:parent-style-name="Основнойшрифтабзаца" style:family="text">
      <style:text-properties fo:font-size="9pt" style:font-size-asian="9pt" fo:language="ru" fo:country="RU"/>
    </style:style>
    <style:style style:name="T140" style:parent-style-name="Основнойшрифтабзаца" style:family="text">
      <style:text-properties fo:font-size="9pt" style:font-size-asian="9pt" fo:language="ru" fo:country="RU"/>
    </style:style>
    <style:style style:name="T141" style:parent-style-name="Основнойшрифтабзаца" style:family="text">
      <style:text-properties fo:font-size="9pt" style:font-size-asian="9pt" fo:language="ru" fo:country="RU"/>
    </style:style>
    <style:style style:name="T142" style:parent-style-name="Основнойшрифтабзаца" style:family="text">
      <style:text-properties fo:font-size="9pt" style:font-size-asian="9pt" fo:language="ru" fo:country="RU"/>
    </style:style>
    <style:style style:name="T143" style:parent-style-name="Основнойшрифтабзаца" style:family="text">
      <style:text-properties fo:font-size="9pt" style:font-size-asian="9pt"/>
    </style:style>
    <style:style style:name="T144" style:parent-style-name="Основнойшрифтабзаца" style:family="text">
      <style:text-properties fo:font-size="9pt" style:font-size-asian="9pt" fo:language="ru" fo:country="RU"/>
    </style:style>
    <style:style style:name="T145" style:parent-style-name="Основнойшрифтабзаца" style:family="text">
      <style:text-properties fo:font-size="9pt" style:font-size-asian="9pt" fo:language="ru" fo:country="RU"/>
    </style:style>
    <style:style style:name="T146" style:parent-style-name="Основнойшрифтабзаца" style:family="text">
      <style:text-properties fo:font-size="9pt" style:font-size-asian="9pt" fo:language="ru" fo:country="RU"/>
    </style:style>
    <style:style style:name="T147" style:parent-style-name="Основнойшрифтабзаца" style:family="text">
      <style:text-properties fo:font-size="9pt" style:font-size-asian="9pt"/>
    </style:style>
    <style:style style:name="T148" style:parent-style-name="Основнойшрифтабзаца" style:family="text">
      <style:text-properties fo:font-size="9pt" style:font-size-asian="9pt" fo:language="ru" fo:country="RU"/>
    </style:style>
    <style:style style:name="T149" style:parent-style-name="Основнойшрифтабзаца" style:family="text">
      <style:text-properties fo:font-size="9pt" style:font-size-asian="9pt"/>
    </style:style>
    <style:style style:name="T150" style:parent-style-name="Основнойшрифтабзаца" style:family="text">
      <style:text-properties fo:font-size="9pt" style:font-size-asian="9pt" fo:language="ru" fo:country="RU"/>
    </style:style>
    <style:style style:name="T151" style:parent-style-name="Основнойшрифтабзаца" style:family="text">
      <style:text-properties fo:font-size="9pt" style:font-size-asian="9pt" fo:language="ru" fo:country="RU"/>
    </style:style>
    <style:style style:name="T152" style:parent-style-name="Основнойшрифтабзаца" style:family="text">
      <style:text-properties fo:font-size="9pt" style:font-size-asian="9pt" fo:language="ru" fo:country="RU"/>
    </style:style>
    <style:style style:name="T153" style:parent-style-name="Основнойшрифтабзаца" style:family="text">
      <style:text-properties fo:font-size="9pt" style:font-size-asian="9pt"/>
    </style:style>
    <style:style style:name="T154" style:parent-style-name="Основнойшрифтабзаца" style:family="text">
      <style:text-properties fo:font-size="9pt" style:font-size-asian="9pt" fo:language="ru" fo:country="RU"/>
    </style:style>
    <style:style style:name="T155" style:parent-style-name="Основнойшрифтабзаца" style:family="text">
      <style:text-properties fo:font-size="9pt" style:font-size-asian="9pt"/>
    </style:style>
    <style:style style:name="T156" style:parent-style-name="Основнойшрифтабзаца" style:family="text">
      <style:text-properties fo:font-size="9pt" style:font-size-asian="9pt" fo:language="ru" fo:country="RU"/>
    </style:style>
    <style:style style:name="T157" style:parent-style-name="Основнойшрифтабзаца" style:family="text">
      <style:text-properties fo:font-size="9pt" style:font-size-asian="9pt" fo:language="ru" fo:country="RU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.1388in" fo:padding-left="0.075in" fo:padding-bottom="0in" fo:padding-right="0.075in"/>
    </style:style>
    <style:style style:name="P160" style:parent-style-name="Standard" style:family="paragraph">
      <style:paragraph-properties fo:margin-top="0.1736in"/>
    </style:style>
    <style:style style:name="T161" style:parent-style-name="Основнойшрифтабзаца" style:family="text">
      <style:text-properties fo:color="#707070" fo:font-size="8pt" style:font-size-asian="8pt"/>
    </style:style>
    <style:style style:name="T162" style:parent-style-name="Основнойшрифтабзаца" style:family="text">
      <style:text-properties fo:color="#707070" fo:font-size="8pt" style:font-size-asian="8pt"/>
    </style:style>
    <style:style style:name="T163" style:parent-style-name="Основнойшрифтабзаца" style:family="text">
      <style:text-properties fo:color="#707070" fo:font-size="8pt" style:font-size-asian="8pt"/>
    </style:style>
    <style:style style:name="TableCell164" style:family="table-cell">
      <style:table-cell-properties fo:border="none" style:writing-mode="lr-tb" fo:padding-top="0.1388in" fo:padding-left="0.075in" fo:padding-bottom="0in" fo:padding-right="0.075in"/>
    </style:style>
    <style:style style:name="P165" style:parent-style-name="Standard" style:family="paragraph">
      <style:paragraph-properties fo:margin-top="0.1736in"/>
    </style:style>
    <style:style style:name="P166" style:parent-style-name="Standard" style:family="paragraph">
      <style:paragraph-properties fo:margin-top="0.1736in"/>
    </style:style>
    <style:style style:name="TableCell167" style:family="table-cell">
      <style:table-cell-properties fo:border="none" style:writing-mode="lr-tb" fo:padding-top="0.1388in" fo:padding-left="0.075in" fo:padding-bottom="0in" fo:padding-right="0.075in"/>
    </style:style>
    <style:style style:name="P168" style:parent-style-name="Standard" style:family="paragraph">
      <style:paragraph-properties fo:margin-top="0.1736in"/>
    </style:style>
    <style:style style:name="T169" style:parent-style-name="Основнойшрифтабзаца" style:family="text">
      <style:text-properties fo:font-weight="bold" style:font-weight-asian="bold"/>
    </style:style>
    <style:style style:name="T170" style:parent-style-name="Основнойшрифтабзаца" style:family="text">
      <style:text-properties fo:color="#AEAEAE" fo:font-size="9pt" style:font-size-asian="9pt" fo:language="ru" fo:country="RU"/>
    </style:style>
    <style:style style:name="T171" style:parent-style-name="Основнойшрифтабзаца" style:family="text">
      <style:text-properties fo:font-size="9pt" style:font-size-asian="9pt" fo:language="ru" fo:country="RU"/>
    </style:style>
    <style:style style:name="P172" style:parent-style-name="Standard" style:family="paragraph">
      <style:paragraph-properties fo:margin-left="0.2083in">
        <style:tab-stops/>
      </style:paragraph-properties>
    </style:style>
    <style:style style:name="T173" style:parent-style-name="Основнойшрифтабзаца" style:family="text">
      <style:text-properties fo:font-size="9pt" style:font-size-asian="9pt" fo:language="ru" fo:country="RU"/>
    </style:style>
    <style:style style:name="P174" style:parent-style-name="Standard" style:family="paragraph">
      <style:paragraph-properties fo:margin-left="0.2083in">
        <style:tab-stops/>
      </style:paragraph-properties>
    </style:style>
    <style:style style:name="T175" style:parent-style-name="Основнойшрифтабзаца" style:family="text">
      <style:text-properties fo:font-size="9pt" style:font-size-asian="9pt" fo:language="ru" fo:country="RU"/>
    </style:style>
    <style:style style:name="T176" style:parent-style-name="Основнойшрифтабзаца" style:family="text">
      <style:text-properties fo:font-size="9pt" style:font-size-asian="9pt" fo:language="ru" fo:country="RU"/>
    </style:style>
    <style:style style:name="P177" style:parent-style-name="Standard" style:family="paragraph">
      <style:paragraph-properties fo:margin-left="0.2083in">
        <style:tab-stops/>
      </style:paragraph-properties>
    </style:style>
    <style:style style:name="T178" style:parent-style-name="Основнойшрифтабзаца" style:family="text">
      <style:text-properties fo:font-size="9pt" style:font-size-asian="9pt" fo:language="ru" fo:country="RU"/>
    </style:style>
    <style:style style:name="P179" style:parent-style-name="Standard" style:family="paragraph">
      <style:paragraph-properties fo:margin-left="0.2083in">
        <style:tab-stops/>
      </style:paragraph-properties>
    </style:style>
    <style:style style:name="T180" style:parent-style-name="Основнойшрифтабзаца" style:family="text">
      <style:text-properties fo:font-size="9pt" style:font-size-asian="9pt" fo:language="ru" fo:country="RU"/>
    </style:style>
    <style:style style:name="P181" style:parent-style-name="Standard" style:family="paragraph">
      <style:paragraph-properties fo:margin-top="0.0416in" fo:margin-bottom="0.0416in"/>
    </style:style>
    <style:style style:name="T182" style:parent-style-name="Основнойшрифтабзаца" style:family="text">
      <style:text-properties fo:language="ru" fo:country="RU"/>
    </style:style>
    <style:style style:name="T183" style:parent-style-name="Основнойшрифтабзаца" style:family="text">
      <style:text-properties fo:language="ru" fo:country="RU"/>
    </style:style>
    <style:style style:name="T184" style:parent-style-name="Основнойшрифтабзаца" style:family="text">
      <style:text-properties fo:language="ru" fo:country="RU"/>
    </style:style>
    <style:style style:name="P185" style:parent-style-name="Standard" style:family="paragraph">
      <style:paragraph-properties fo:margin-bottom="0.0416in"/>
    </style:style>
    <style:style style:name="T186" style:parent-style-name="Основнойшрифтабзаца" style:family="text">
      <style:text-properties fo:font-size="9pt" style:font-size-asian="9pt" fo:language="ru" fo:country="RU"/>
    </style:style>
    <style:style style:name="T187" style:parent-style-name="Основнойшрифтабзаца" style:family="text">
      <style:text-properties fo:font-size="9pt" style:font-size-asian="9pt"/>
    </style:style>
    <style:style style:name="T188" style:parent-style-name="Основнойшрифтабзаца" style:family="text">
      <style:text-properties fo:font-size="9pt" style:font-size-asian="9pt" fo:language="ru" fo:country="RU"/>
    </style:style>
    <style:style style:name="T189" style:parent-style-name="Основнойшрифтабзаца" style:family="text">
      <style:text-properties fo:font-size="9pt" style:font-size-asian="9pt"/>
    </style:style>
    <style:style style:name="T190" style:parent-style-name="Основнойшрифтабзаца" style:family="text">
      <style:text-properties fo:font-size="9pt" style:font-size-asian="9pt" fo:language="ru" fo:country="RU"/>
    </style:style>
    <style:style style:name="T191" style:parent-style-name="Основнойшрифтабзаца" style:family="text">
      <style:text-properties fo:font-size="9pt" style:font-size-asian="9pt" fo:language="ru" fo:country="RU"/>
    </style:style>
    <style:style style:name="T192" style:parent-style-name="Основнойшрифтабзаца" style:family="text">
      <style:text-properties fo:font-size="9pt" style:font-size-asian="9pt"/>
    </style:style>
    <style:style style:name="T193" style:parent-style-name="Основнойшрифтабзаца" style:family="text">
      <style:text-properties fo:font-size="9pt" style:font-size-asian="9pt" fo:language="ru" fo:country="RU"/>
    </style:style>
    <style:style style:name="T194" style:parent-style-name="Основнойшрифтабзаца" style:family="text">
      <style:text-properties fo:font-size="9pt" style:font-size-asian="9pt" fo:language="ru" fo:country="RU"/>
    </style:style>
    <style:style style:name="T195" style:parent-style-name="Основнойшрифтабзаца" style:family="text">
      <style:text-properties fo:font-size="9pt" style:font-size-asian="9pt" fo:language="ru" fo:country="RU"/>
    </style:style>
    <style:style style:name="T196" style:parent-style-name="Основнойшрифтабзаца" style:family="text">
      <style:text-properties fo:font-size="9pt" style:font-size-asian="9pt"/>
    </style:style>
    <style:style style:name="T197" style:parent-style-name="Основнойшрифтабзаца" style:family="text">
      <style:text-properties fo:font-size="9pt" style:font-size-asian="9pt" fo:language="ru" fo:country="RU"/>
    </style:style>
    <style:style style:name="T198" style:parent-style-name="Основнойшрифтабзаца" style:family="text">
      <style:text-properties fo:font-size="9pt" style:font-size-asian="9pt" fo:language="ru" fo:country="RU"/>
    </style:style>
    <style:style style:name="T199" style:parent-style-name="Основнойшрифтабзаца" style:family="text">
      <style:text-properties fo:font-size="9pt" style:font-size-asian="9pt" fo:language="ru" fo:country="RU"/>
    </style:style>
    <style:style style:name="T200" style:parent-style-name="Основнойшрифтабзаца" style:family="text">
      <style:text-properties fo:font-size="9pt" style:font-size-asian="9pt" fo:language="ru" fo:country="RU"/>
    </style:style>
    <style:style style:name="T201" style:parent-style-name="Основнойшрифтабзаца" style:family="text">
      <style:text-properties fo:font-size="9pt" style:font-size-asian="9pt"/>
    </style:style>
    <style:style style:name="T202" style:parent-style-name="Основнойшрифтабзаца" style:family="text">
      <style:text-properties fo:font-size="9pt" style:font-size-asian="9pt" fo:language="ru" fo:country="RU"/>
    </style:style>
    <style:style style:name="T203" style:parent-style-name="Основнойшрифтабзаца" style:family="text">
      <style:text-properties fo:font-size="9pt" style:font-size-asian="9pt" fo:language="ru" fo:country="RU"/>
    </style:style>
    <style:style style:name="T204" style:parent-style-name="Основнойшрифтабзаца" style:family="text">
      <style:text-properties fo:font-size="9pt" style:font-size-asian="9pt"/>
    </style:style>
    <style:style style:name="T205" style:parent-style-name="Основнойшрифтабзаца" style:family="text">
      <style:text-properties fo:font-size="9pt" style:font-size-asian="9pt" fo:language="ru" fo:country="RU"/>
    </style:style>
    <style:style style:name="T206" style:parent-style-name="Основнойшрифтабзаца" style:family="text">
      <style:text-properties fo:font-size="9pt" style:font-size-asian="9pt"/>
    </style:style>
    <style:style style:name="T207" style:parent-style-name="Основнойшрифтабзаца" style:family="text">
      <style:text-properties fo:font-size="9pt" style:font-size-asian="9pt" fo:language="ru" fo:country="RU"/>
    </style:style>
    <style:style style:name="T208" style:parent-style-name="Основнойшрифтабзаца" style:family="text">
      <style:text-properties fo:font-size="9pt" style:font-size-asian="9pt"/>
    </style:style>
    <style:style style:name="T209" style:parent-style-name="Основнойшрифтабзаца" style:family="text">
      <style:text-properties fo:font-size="9pt" style:font-size-asian="9pt" fo:language="ru" fo:country="RU"/>
    </style:style>
    <style:style style:name="T210" style:parent-style-name="Основнойшрифтабзаца" style:family="text">
      <style:text-properties fo:font-size="9pt" style:font-size-asian="9pt"/>
    </style:style>
    <style:style style:name="T211" style:parent-style-name="Основнойшрифтабзаца" style:family="text">
      <style:text-properties fo:font-size="9pt" style:font-size-asian="9pt" fo:language="ru" fo:country="RU"/>
    </style:style>
    <style:style style:name="T212" style:parent-style-name="Основнойшрифтабзаца" style:family="text">
      <style:text-properties fo:font-size="9pt" style:font-size-asian="9pt" fo:language="ru" fo:country="RU"/>
    </style:style>
    <style:style style:name="T213" style:parent-style-name="Основнойшрифтабзаца" style:family="text">
      <style:text-properties fo:font-size="9pt" style:font-size-asian="9pt" fo:language="ru" fo:country="RU"/>
    </style:style>
    <style:style style:name="T214" style:parent-style-name="Основнойшрифтабзаца" style:family="text">
      <style:text-properties fo:font-size="9pt" style:font-size-asian="9pt" fo:language="ru" fo:country="RU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none" style:writing-mode="lr-tb" fo:padding-top="0.1388in" fo:padding-left="0.075in" fo:padding-bottom="0in" fo:padding-right="0.075in"/>
    </style:style>
    <style:style style:name="P217" style:parent-style-name="Standard" style:family="paragraph">
      <style:paragraph-properties fo:margin-top="0.3472in" fo:margin-bottom="0.1041in"/>
    </style:style>
    <style:style style:name="T218" style:parent-style-name="Основнойшрифтабзаца" style:family="text">
      <style:text-properties fo:color="#AEAEAE" fo:font-size="11pt" style:font-size-asian="11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style:writing-mode="lr-tb" fo:padding-top="0.1388in" fo:padding-left="0.075in" fo:padding-bottom="0in" fo:padding-right="0.075in"/>
    </style:style>
    <style:style style:name="T221" style:parent-style-name="Основнойшрифтабзаца" style:family="text">
      <style:text-properties fo:font-size="11pt" style:font-size-asian="11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none" style:writing-mode="lr-tb" fo:padding-top="0.1388in" fo:padding-left="0.075in" fo:padding-bottom="0in" fo:padding-right="0.075in"/>
    </style:style>
    <style:style style:name="T224" style:parent-style-name="Основнойшрифтабзаца" style:family="text">
      <style:text-properties fo:color="#707070" fo:font-size="8pt" style:font-size-asian="8pt"/>
    </style:style>
    <style:style style:name="TableCell225" style:family="table-cell">
      <style:table-cell-properties fo:border="none" style:writing-mode="lr-tb" fo:padding-top="0.1388in" fo:padding-left="0.075in" fo:padding-bottom="0in" fo:padding-right="0.075in"/>
    </style:style>
    <style:style style:name="T226" style:parent-style-name="Основнойшрифтабзаца" style:family="text">
      <style:text-properties fo:font-weight="bold" style:font-weight-asian="bold" fo:language="ru" fo:country="RU"/>
    </style:style>
    <style:style style:name="T227" style:parent-style-name="Основнойшрифтабзаца" style:family="text">
      <style:text-properties fo:font-size="9pt" style:font-size-asian="9pt" fo:language="ru" fo:country="RU"/>
    </style:style>
    <style:style style:name="T228" style:parent-style-name="Основнойшрифтабзаца" style:family="text">
      <style:text-properties fo:font-size="9pt" style:font-size-asian="9pt" fo:language="ru" fo:country="RU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none" style:writing-mode="lr-tb" fo:padding-top="0.1388in" fo:padding-left="0.075in" fo:padding-bottom="0in" fo:padding-right="0.075in"/>
    </style:style>
    <style:style style:name="P231" style:parent-style-name="Standard" style:family="paragraph">
      <style:paragraph-properties fo:margin-top="0.1736in"/>
    </style:style>
    <style:style style:name="T232" style:parent-style-name="Основнойшрифтабзаца" style:family="text">
      <style:text-properties fo:color="#707070" fo:font-size="8pt" style:font-size-asian="8pt"/>
    </style:style>
    <style:style style:name="TableCell233" style:family="table-cell">
      <style:table-cell-properties fo:border="none" style:writing-mode="lr-tb" fo:padding-top="0.1388in" fo:padding-left="0.075in" fo:padding-bottom="0in" fo:padding-right="0.075in"/>
    </style:style>
    <style:style style:name="P234" style:parent-style-name="Standard" style:family="paragraph">
      <style:paragraph-properties fo:margin-top="0.1736in"/>
    </style:style>
    <style:style style:name="T235" style:parent-style-name="Основнойшрифтабзаца" style:family="text">
      <style:text-properties fo:font-weight="bold" style:font-weight-asian="bold" fo:language="ru" fo:country="RU"/>
    </style:style>
    <style:style style:name="T236" style:parent-style-name="Основнойшрифтабзаца" style:family="text">
      <style:text-properties fo:font-size="9pt" style:font-size-asian="9pt" fo:language="ru" fo:country="RU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none" style:writing-mode="lr-tb" fo:padding-top="0.1388in" fo:padding-left="0.075in" fo:padding-bottom="0in" fo:padding-right="0.075in"/>
    </style:style>
    <style:style style:name="P239" style:parent-style-name="Standard" style:family="paragraph">
      <style:paragraph-properties fo:margin-top="0.3472in" fo:margin-bottom="0.1041in"/>
    </style:style>
    <style:style style:name="T240" style:parent-style-name="Основнойшрифтабзаца" style:family="text">
      <style:text-properties fo:color="#AEAEAE" fo:font-size="11pt" style:font-size-asian="11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none" style:writing-mode="lr-tb" fo:padding-top="0.1388in" fo:padding-left="0.075in" fo:padding-bottom="0in" fo:padding-right="0.075in"/>
    </style:style>
    <style:style style:name="T243" style:parent-style-name="Основнойшрифтабзаца" style:family="text">
      <style:text-properties fo:color="#707070" fo:font-size="8pt" style:font-size-asian="8pt"/>
    </style:style>
    <style:style style:name="TableCell244" style:family="table-cell">
      <style:table-cell-properties fo:border="none" style:writing-mode="lr-tb" fo:padding-top="0.1388in" fo:padding-left="0.075in" fo:padding-bottom="0in" fo:padding-right="0.075in"/>
    </style:style>
    <style:style style:name="T245" style:parent-style-name="Основнойшрифтабзаца" style:family="text">
      <style:text-properties fo:font-weight="bold" style:font-weight-asian="bold" fo:language="ru" fo:country="RU"/>
    </style:style>
    <style:style style:name="T246" style:parent-style-name="Основнойшрифтабзаца" style:family="text">
      <style:text-properties fo:font-size="9pt" style:font-size-asian="9pt" fo:language="ru" fo:country="RU"/>
    </style:style>
    <style:style style:name="T247" style:parent-style-name="Основнойшрифтабзаца" style:family="text">
      <style:text-properties fo:font-size="9pt" style:font-size-asian="9pt"/>
    </style:style>
    <style:style style:name="T248" style:parent-style-name="Основнойшрифтабзаца" style:family="text">
      <style:text-properties fo:font-size="9pt" style:font-size-asian="9pt" fo:language="ru" fo:country="RU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none" style:writing-mode="lr-tb" fo:padding-top="0.1388in" fo:padding-left="0.075in" fo:padding-bottom="0in" fo:padding-right="0.075in"/>
    </style:style>
    <style:style style:name="P251" style:parent-style-name="Standard" style:family="paragraph">
      <style:paragraph-properties fo:margin-top="0.1736in"/>
    </style:style>
    <style:style style:name="T252" style:parent-style-name="Основнойшрифтабзаца" style:family="text">
      <style:text-properties fo:color="#707070" fo:font-size="8pt" style:font-size-asian="8pt"/>
    </style:style>
    <style:style style:name="TableCell253" style:family="table-cell">
      <style:table-cell-properties fo:border="none" style:writing-mode="lr-tb" fo:padding-top="0.1388in" fo:padding-left="0.075in" fo:padding-bottom="0in" fo:padding-right="0.075in"/>
    </style:style>
    <style:style style:name="P254" style:parent-style-name="Standard" style:family="paragraph">
      <style:paragraph-properties fo:margin-top="0.1736in"/>
    </style:style>
    <style:style style:name="T255" style:parent-style-name="Основнойшрифтабзаца" style:family="text">
      <style:text-properties fo:font-weight="bold" style:font-weight-asian="bold" fo:language="ru" fo:country="RU"/>
    </style:style>
    <style:style style:name="T256" style:parent-style-name="Основнойшрифтабзаца" style:family="text">
      <style:text-properties fo:font-weight="bold" style:font-weight-asian="bold"/>
    </style:style>
    <style:style style:name="T257" style:parent-style-name="Основнойшрифтабзаца" style:family="text">
      <style:text-properties fo:font-weight="bold" style:font-weight-asian="bold" fo:language="ru" fo:country="RU"/>
    </style:style>
    <style:style style:name="T258" style:parent-style-name="Основнойшрифтабзаца" style:family="text">
      <style:text-properties fo:font-size="9pt" style:font-size-asian="9pt" fo:language="ru" fo:country="RU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none" style:writing-mode="lr-tb" fo:padding-top="0.1388in" fo:padding-left="0.075in" fo:padding-bottom="0in" fo:padding-right="0.075in"/>
    </style:style>
    <style:style style:name="P261" style:parent-style-name="Standard" style:family="paragraph">
      <style:paragraph-properties fo:margin-top="0.3472in" fo:margin-bottom="0.1041in"/>
    </style:style>
    <style:style style:name="T262" style:parent-style-name="Основнойшрифтабзаца" style:family="text">
      <style:text-properties fo:color="#AEAEAE" fo:font-size="11pt" style:font-size-asian="11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none" style:writing-mode="lr-tb" fo:padding-top="0.1388in" fo:padding-left="0.075in" fo:padding-bottom="0in" fo:padding-right="0.075in"/>
    </style:style>
    <style:style style:name="T265" style:parent-style-name="Основнойшрифтабзаца" style:family="text">
      <style:text-properties fo:color="#707070" fo:font-size="8pt" style:font-size-asian="8pt"/>
    </style:style>
    <style:style style:name="TableCell266" style:family="table-cell">
      <style:table-cell-properties fo:border="none" style:writing-mode="lr-tb" fo:padding-top="0.1388in" fo:padding-left="0.075in" fo:padding-bottom="0in" fo:padding-right="0.075in"/>
    </style:style>
    <style:style style:name="T267" style:parent-style-name="Основнойшрифтабзаца" style:family="text">
      <style:text-properties fo:font-size="9pt" style:font-size-asian="9pt" fo:language="ru" fo:country="RU"/>
    </style:style>
    <style:style style:name="T268" style:parent-style-name="Основнойшрифтабзаца" style:family="text">
      <style:text-properties fo:color="#AEAEAE" fo:font-size="9pt" style:font-size-asian="9pt" fo:language="ru" fo:country="RU"/>
    </style:style>
    <style:style style:name="T269" style:parent-style-name="Основнойшрифтабзаца" style:family="text">
      <style:text-properties fo:font-size="9pt" style:font-size-asian="9pt" fo:language="ru" fo:country="RU"/>
    </style:style>
    <style:style style:name="T270" style:parent-style-name="Основнойшрифтабзаца" style:family="text">
      <style:text-properties fo:color="#AEAEAE" fo:font-size="9pt" style:font-size-asian="9pt" fo:language="ru" fo:country="RU"/>
    </style:style>
    <style:style style:name="T271" style:parent-style-name="Основнойшрифтабзаца" style:family="text">
      <style:text-properties fo:color="#AEAEAE" fo:font-size="9pt" style:font-size-asian="9pt"/>
    </style:style>
    <style:style style:name="T272" style:parent-style-name="Основнойшрифтабзаца" style:family="text">
      <style:text-properties fo:color="#AEAEAE" fo:font-size="9pt" style:font-size-asian="9pt" fo:language="ru" fo:country="RU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none" style:writing-mode="lr-tb" fo:padding-top="0.1388in" fo:padding-left="0.075in" fo:padding-bottom="0in" fo:padding-right="0.075in"/>
    </style:style>
    <style:style style:name="P275" style:parent-style-name="Standard" style:family="paragraph">
      <style:paragraph-properties fo:margin-top="0.1736in"/>
    </style:style>
    <style:style style:name="T276" style:parent-style-name="Основнойшрифтабзаца" style:family="text">
      <style:text-properties fo:color="#707070" fo:font-size="8pt" style:font-size-asian="8pt"/>
    </style:style>
    <style:style style:name="TableCell277" style:family="table-cell">
      <style:table-cell-properties fo:border="none" style:writing-mode="lr-tb" fo:padding-top="0.1388in" fo:padding-left="0.075in" fo:padding-bottom="0in" fo:padding-right="0.075in"/>
    </style:style>
    <style:style style:name="P278" style:parent-style-name="Standard" style:family="paragraph">
      <style:paragraph-properties fo:margin-top="0.1736in"/>
    </style:style>
    <style:style style:name="T279" style:parent-style-name="Основнойшрифтабзаца" style:family="text">
      <style:text-properties fo:font-size="9pt" style:font-size-asian="9pt" fo:background-color="#E6E6E6" fo:language="ru" fo:country="RU"/>
    </style:style>
    <style:style style:name="T280" style:parent-style-name="Основнойшрифтабзаца" style:family="text">
      <style:text-properties fo:font-size="9pt" style:font-size-asian="9pt" fo:language="ru" fo:country="RU"/>
    </style:style>
    <style:style style:name="T281" style:parent-style-name="Основнойшрифтабзаца" style:family="text">
      <style:text-properties fo:font-size="9pt" style:font-size-asian="9pt" fo:background-color="#E6E6E6" fo:language="ru" fo:country="RU"/>
    </style:style>
    <style:style style:name="T282" style:parent-style-name="Основнойшрифтабзаца" style:family="text">
      <style:text-properties fo:font-size="9pt" style:font-size-asian="9pt" fo:background-color="#E6E6E6"/>
    </style:style>
    <style:style style:name="T283" style:parent-style-name="Основнойшрифтабзаца" style:family="text">
      <style:text-properties fo:font-size="9pt" style:font-size-asian="9pt" fo:background-color="#E6E6E6" fo:language="ru" fo:country="RU"/>
    </style:style>
    <style:style style:name="T284" style:parent-style-name="Основнойшрифтабзаца" style:family="text">
      <style:text-properties fo:font-size="9pt" style:font-size-asian="9pt" fo:background-color="#E6E6E6"/>
    </style:style>
    <style:style style:name="T285" style:parent-style-name="Основнойшрифтабзаца" style:family="text">
      <style:text-properties fo:font-size="9pt" style:font-size-asian="9pt" fo:background-color="#E6E6E6" fo:language="ru" fo:country="RU"/>
    </style:style>
    <style:style style:name="T286" style:parent-style-name="Основнойшрифтабзаца" style:family="text">
      <style:text-properties fo:font-size="9pt" style:font-size-asian="9pt" fo:language="ru" fo:country="RU"/>
    </style:style>
    <style:style style:name="T287" style:parent-style-name="Основнойшрифтабзаца" style:family="text">
      <style:text-properties fo:font-size="9pt" style:font-size-asian="9pt" fo:background-color="#E6E6E6" fo:language="ru" fo:country="RU"/>
    </style:style>
    <style:style style:name="T288" style:parent-style-name="Основнойшрифтабзаца" style:family="text">
      <style:text-properties fo:font-size="9pt" style:font-size-asian="9pt" fo:background-color="#E6E6E6"/>
    </style:style>
    <style:style style:name="T289" style:parent-style-name="Основнойшрифтабзаца" style:family="text">
      <style:text-properties fo:font-size="9pt" style:font-size-asian="9pt" fo:background-color="#E6E6E6" fo:language="ru" fo:country="RU"/>
    </style:style>
    <style:style style:name="T290" style:parent-style-name="Основнойшрифтабзаца" style:family="text">
      <style:text-properties fo:font-size="9pt" style:font-size-asian="9pt" fo:background-color="#E6E6E6"/>
    </style:style>
    <style:style style:name="T291" style:parent-style-name="Основнойшрифтабзаца" style:family="text">
      <style:text-properties fo:font-size="9pt" style:font-size-asian="9pt" fo:background-color="#E6E6E6" fo:language="ru" fo:country="RU"/>
    </style:style>
    <style:style style:name="T292" style:parent-style-name="Основнойшрифтабзаца" style:family="text">
      <style:text-properties fo:font-size="9pt" style:font-size-asian="9pt" fo:language="ru" fo:country="RU"/>
    </style:style>
    <style:style style:name="T293" style:parent-style-name="Основнойшрифтабзаца" style:family="text">
      <style:text-properties fo:font-size="9pt" style:font-size-asian="9pt" fo:background-color="#E6E6E6"/>
    </style:style>
    <style:style style:name="T294" style:parent-style-name="Основнойшрифтабзаца" style:family="text">
      <style:text-properties fo:font-size="9pt" style:font-size-asian="9pt" fo:language="ru" fo:country="RU"/>
    </style:style>
    <style:style style:name="T295" style:parent-style-name="Основнойшрифтабзаца" style:family="text">
      <style:text-properties fo:font-size="9pt" style:font-size-asian="9pt" fo:background-color="#E6E6E6"/>
    </style:style>
    <style:style style:name="T296" style:parent-style-name="Основнойшрифтабзаца" style:family="text">
      <style:text-properties fo:font-size="9pt" style:font-size-asian="9pt" fo:language="ru" fo:country="RU"/>
    </style:style>
    <style:style style:name="T297" style:parent-style-name="Основнойшрифтабзаца" style:family="text">
      <style:text-properties fo:font-size="9pt" style:font-size-asian="9pt" fo:background-color="#E6E6E6" fo:language="ru" fo:country="RU"/>
    </style:style>
    <style:style style:name="T298" style:parent-style-name="Основнойшрифтабзаца" style:family="text">
      <style:text-properties fo:font-size="9pt" style:font-size-asian="9pt" fo:background-color="#E6E6E6"/>
    </style:style>
    <style:style style:name="T299" style:parent-style-name="Основнойшрифтабзаца" style:family="text">
      <style:text-properties fo:font-size="9pt" style:font-size-asian="9pt" fo:background-color="#E6E6E6" fo:language="ru" fo:country="RU"/>
    </style:style>
    <style:style style:name="T300" style:parent-style-name="Основнойшрифтабзаца" style:family="text">
      <style:text-properties fo:font-size="9pt" style:font-size-asian="9pt" fo:language="ru" fo:country="RU"/>
    </style:style>
    <style:style style:name="T301" style:parent-style-name="Основнойшрифтабзаца" style:family="text">
      <style:text-properties fo:font-size="9pt" style:font-size-asian="9pt" fo:background-color="#E6E6E6" fo:language="ru" fo:country="RU"/>
    </style:style>
    <style:style style:name="T302" style:parent-style-name="Основнойшрифтабзаца" style:family="text">
      <style:text-properties fo:font-size="9pt" style:font-size-asian="9pt" fo:background-color="#E6E6E6"/>
    </style:style>
    <style:style style:name="T303" style:parent-style-name="Основнойшрифтабзаца" style:family="text">
      <style:text-properties fo:font-size="9pt" style:font-size-asian="9pt" fo:background-color="#E6E6E6" fo:language="ru" fo:country="RU"/>
    </style:style>
    <style:style style:name="T304" style:parent-style-name="Основнойшрифтабзаца" style:family="text">
      <style:text-properties fo:font-size="9pt" style:font-size-asian="9pt" fo:background-color="#E6E6E6"/>
    </style:style>
    <style:style style:name="T305" style:parent-style-name="Основнойшрифтабзаца" style:family="text">
      <style:text-properties fo:font-size="9pt" style:font-size-asian="9pt" fo:background-color="#E6E6E6" fo:language="ru" fo:country="RU"/>
    </style:style>
    <style:style style:name="T306" style:parent-style-name="Основнойшрифтабзаца" style:family="text">
      <style:text-properties fo:font-size="9pt" style:font-size-asian="9pt" fo:language="ru" fo:country="RU"/>
    </style:style>
    <style:style style:name="T307" style:parent-style-name="Основнойшрифтабзаца" style:family="text">
      <style:text-properties fo:font-size="9pt" style:font-size-asian="9pt" fo:background-color="#E6E6E6" fo:language="ru" fo:country="RU"/>
    </style:style>
    <style:style style:name="T308" style:parent-style-name="Основнойшрифтабзаца" style:family="text">
      <style:text-properties fo:font-size="9pt" style:font-size-asian="9pt" fo:background-color="#E6E6E6"/>
    </style:style>
    <style:style style:name="T309" style:parent-style-name="Основнойшрифтабзаца" style:family="text">
      <style:text-properties fo:font-size="9pt" style:font-size-asian="9pt" fo:background-color="#E6E6E6" fo:language="ru" fo:country="RU"/>
    </style:style>
    <style:style style:name="T310" style:parent-style-name="Основнойшрифтабзаца" style:family="text">
      <style:text-properties fo:font-size="9pt" style:font-size-asian="9pt" fo:background-color="#E6E6E6"/>
    </style:style>
    <style:style style:name="T311" style:parent-style-name="Основнойшрифтабзаца" style:family="text">
      <style:text-properties fo:font-size="9pt" style:font-size-asian="9pt" fo:background-color="#E6E6E6" fo:language="ru" fo:country="RU"/>
    </style:style>
    <style:style style:name="T312" style:parent-style-name="Основнойшрифтабзаца" style:family="text">
      <style:text-properties fo:font-size="9pt" style:font-size-asian="9pt" fo:language="ru" fo:country="RU"/>
    </style:style>
    <style:style style:name="T313" style:parent-style-name="Основнойшрифтабзаца" style:family="text">
      <style:text-properties fo:font-size="9pt" style:font-size-asian="9pt" fo:background-color="#E6E6E6" fo:language="ru" fo:country="RU"/>
    </style:style>
    <style:style style:name="T314" style:parent-style-name="Основнойшрифтабзаца" style:family="text">
      <style:text-properties fo:font-size="9pt" style:font-size-asian="9pt" fo:background-color="#E6E6E6"/>
    </style:style>
    <style:style style:name="T315" style:parent-style-name="Основнойшрифтабзаца" style:family="text">
      <style:text-properties fo:font-size="9pt" style:font-size-asian="9pt" fo:background-color="#E6E6E6" fo:language="ru" fo:country="RU"/>
    </style:style>
    <style:style style:name="T316" style:parent-style-name="Основнойшрифтабзаца" style:family="text">
      <style:text-properties fo:font-size="9pt" style:font-size-asian="9pt" fo:background-color="#E6E6E6"/>
    </style:style>
    <style:style style:name="T317" style:parent-style-name="Основнойшрифтабзаца" style:family="text">
      <style:text-properties fo:font-size="9pt" style:font-size-asian="9pt" fo:background-color="#E6E6E6" fo:language="ru" fo:country="RU"/>
    </style:style>
    <style:style style:name="T318" style:parent-style-name="Основнойшрифтабзаца" style:family="text">
      <style:text-properties fo:font-size="9pt" style:font-size-asian="9pt" fo:background-color="#E6E6E6"/>
    </style:style>
    <style:style style:name="T319" style:parent-style-name="Основнойшрифтабзаца" style:family="text">
      <style:text-properties fo:font-size="9pt" style:font-size-asian="9pt" fo:background-color="#E6E6E6" fo:language="ru" fo:country="RU"/>
    </style:style>
    <style:style style:name="T320" style:parent-style-name="Основнойшрифтабзаца" style:family="text">
      <style:text-properties fo:font-size="9pt" style:font-size-asian="9pt" fo:language="ru" fo:country="RU"/>
    </style:style>
    <style:style style:name="T321" style:parent-style-name="Основнойшрифтабзаца" style:family="text">
      <style:text-properties fo:font-size="9pt" style:font-size-asian="9pt" fo:background-color="#E6E6E6" fo:language="ru" fo:country="RU"/>
    </style:style>
    <style:style style:name="T322" style:parent-style-name="Основнойшрифтабзаца" style:family="text">
      <style:text-properties fo:font-size="9pt" style:font-size-asian="9pt" fo:background-color="#E6E6E6"/>
    </style:style>
    <style:style style:name="T323" style:parent-style-name="Основнойшрифтабзаца" style:family="text">
      <style:text-properties fo:font-size="9pt" style:font-size-asian="9pt" fo:background-color="#E6E6E6" fo:language="ru" fo:country="RU"/>
    </style:style>
    <style:style style:name="T324" style:parent-style-name="Основнойшрифтабзаца" style:family="text">
      <style:text-properties fo:font-size="9pt" style:font-size-asian="9pt" fo:background-color="#E6E6E6"/>
    </style:style>
    <style:style style:name="T325" style:parent-style-name="Основнойшрифтабзаца" style:family="text">
      <style:text-properties fo:font-size="9pt" style:font-size-asian="9pt" fo:background-color="#E6E6E6" fo:language="ru" fo:country="RU"/>
    </style:style>
    <style:style style:name="T326" style:parent-style-name="Основнойшрифтабзаца" style:family="text">
      <style:text-properties fo:font-size="9pt" style:font-size-asian="9pt" fo:language="ru" fo:country="RU"/>
    </style:style>
    <style:style style:name="T327" style:parent-style-name="Основнойшрифтабзаца" style:family="text">
      <style:text-properties fo:font-size="9pt" style:font-size-asian="9pt" fo:background-color="#E6E6E6"/>
    </style:style>
    <style:style style:name="T328" style:parent-style-name="Основнойшрифтабзаца" style:family="text">
      <style:text-properties fo:font-size="9pt" style:font-size-asian="9pt" fo:language="ru" fo:country="RU"/>
    </style:style>
    <style:style style:name="T329" style:parent-style-name="Основнойшрифтабзаца" style:family="text">
      <style:text-properties fo:font-size="9pt" style:font-size-asian="9pt" fo:background-color="#E6E6E6"/>
    </style:style>
    <style:style style:name="T330" style:parent-style-name="Основнойшрифтабзаца" style:family="text">
      <style:text-properties fo:font-size="9pt" style:font-size-asian="9pt" fo:language="ru" fo:country="RU"/>
    </style:style>
    <style:style style:name="T331" style:parent-style-name="Основнойшрифтабзаца" style:family="text">
      <style:text-properties fo:font-size="9pt" style:font-size-asian="9pt" fo:background-color="#E6E6E6" fo:language="ru" fo:country="RU"/>
    </style:style>
    <style:style style:name="T332" style:parent-style-name="Основнойшрифтабзаца" style:family="text">
      <style:text-properties fo:font-size="9pt" style:font-size-asian="9pt" fo:background-color="#E6E6E6"/>
    </style:style>
    <style:style style:name="T333" style:parent-style-name="Основнойшрифтабзаца" style:family="text">
      <style:text-properties fo:font-size="9pt" style:font-size-asian="9pt" fo:background-color="#E6E6E6" fo:language="ru" fo:country="RU"/>
    </style:style>
    <style:style style:name="T334" style:parent-style-name="Основнойшрифтабзаца" style:family="text">
      <style:text-properties fo:font-size="9pt" style:font-size-asian="9pt" fo:language="ru" fo:country="RU"/>
    </style:style>
    <style:style style:name="T335" style:parent-style-name="Основнойшрифтабзаца" style:family="text">
      <style:text-properties fo:font-size="9pt" style:font-size-asian="9pt" fo:background-color="#E6E6E6"/>
    </style:style>
    <style:style style:name="T336" style:parent-style-name="Основнойшрифтабзаца" style:family="text">
      <style:text-properties fo:font-size="9pt" style:font-size-asian="9pt" fo:language="ru" fo:country="RU"/>
    </style:style>
    <style:style style:name="T337" style:parent-style-name="Основнойшрифтабзаца" style:family="text">
      <style:text-properties fo:font-size="9pt" style:font-size-asian="9pt" fo:background-color="#E6E6E6"/>
    </style:style>
    <style:style style:name="T338" style:parent-style-name="Основнойшрифтабзаца" style:family="text">
      <style:text-properties fo:font-size="9pt" style:font-size-asian="9pt" fo:language="ru" fo:country="RU"/>
    </style:style>
    <style:style style:name="T339" style:parent-style-name="Основнойшрифтабзаца" style:family="text">
      <style:text-properties fo:font-size="9pt" style:font-size-asian="9pt" fo:background-color="#E6E6E6"/>
    </style:style>
    <style:style style:name="T340" style:parent-style-name="Основнойшрифтабзаца" style:family="text">
      <style:text-properties fo:font-size="9pt" style:font-size-asian="9pt" fo:language="ru" fo:country="RU"/>
    </style:style>
    <style:style style:name="T341" style:parent-style-name="Основнойшрифтабзаца" style:family="text">
      <style:text-properties fo:font-size="9pt" style:font-size-asian="9pt" fo:background-color="#E6E6E6"/>
    </style:style>
    <style:style style:name="T342" style:parent-style-name="Основнойшрифтабзаца" style:family="text">
      <style:text-properties fo:font-size="9pt" style:font-size-asian="9pt" fo:background-color="#E6E6E6" fo:language="ru" fo:country="RU"/>
    </style:style>
    <style:style style:name="T343" style:parent-style-name="Основнойшрифтабзаца" style:family="text">
      <style:text-properties fo:font-size="9pt" style:font-size-asian="9pt" fo:background-color="#E6E6E6"/>
    </style:style>
    <style:style style:name="T344" style:parent-style-name="Основнойшрифтабзаца" style:family="text">
      <style:text-properties fo:font-size="9pt" style:font-size-asian="9pt" fo:language="ru" fo:country="RU"/>
    </style:style>
    <style:style style:name="T345" style:parent-style-name="Основнойшрифтабзаца" style:family="text">
      <style:text-properties fo:font-size="9pt" style:font-size-asian="9pt" fo:background-color="#E6E6E6" fo:language="ru" fo:country="RU"/>
    </style:style>
    <style:style style:name="T346" style:parent-style-name="Основнойшрифтабзаца" style:family="text">
      <style:text-properties fo:font-size="9pt" style:font-size-asian="9pt" fo:background-color="#E6E6E6"/>
    </style:style>
    <style:style style:name="T347" style:parent-style-name="Основнойшрифтабзаца" style:family="text">
      <style:text-properties fo:font-size="9pt" style:font-size-asian="9pt" fo:background-color="#E6E6E6" fo:language="ru" fo:country="RU"/>
    </style:style>
    <style:style style:name="T348" style:parent-style-name="Основнойшрифтабзаца" style:family="text">
      <style:text-properties fo:font-size="9pt" style:font-size-asian="9pt" fo:background-color="#E6E6E6" fo:language="ru" fo:country="RU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none" style:writing-mode="lr-tb" fo:padding-top="0.1388in" fo:padding-left="0.075in" fo:padding-bottom="0in" fo:padding-right="0.075in"/>
    </style:style>
    <style:style style:name="P351" style:parent-style-name="Standard" style:family="paragraph">
      <style:paragraph-properties fo:margin-top="0.3472in" fo:margin-bottom="0.1041in"/>
    </style:style>
    <style:style style:name="T352" style:parent-style-name="Основнойшрифтабзаца" style:family="text">
      <style:text-properties fo:color="#AEAEAE" fo:font-size="11pt" style:font-size-asian="11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none" style:writing-mode="lr-tb" fo:padding-top="0.1388in" fo:padding-left="0.075in" fo:padding-bottom="0in" fo:padding-right="0.075in"/>
    </style:style>
    <style:style style:name="T355" style:parent-style-name="Основнойшрифтабзаца" style:family="text">
      <style:text-properties fo:color="#707070" fo:font-size="8pt" style:font-size-asian="8pt"/>
    </style:style>
    <style:style style:name="TableCell356" style:family="table-cell">
      <style:table-cell-properties fo:border="none" style:writing-mode="lr-tb" fo:padding-top="0.1388in" fo:padding-left="0.075in" fo:padding-bottom="0in" fo:padding-right="0.075in"/>
    </style:style>
    <style:style style:name="T357" style:parent-style-name="Основнойшрифтабзаца" style:family="text">
      <style:text-properties fo:font-size="9pt" style:font-size-asian="9pt" fo:language="ru" fo:country="RU"/>
    </style:style>
    <style:style style:name="T358" style:parent-style-name="Основнойшрифтабзаца" style:family="text">
      <style:text-properties fo:font-size="9pt" style:font-size-asian="9pt" fo:language="ru" fo:country="RU"/>
    </style:style>
    <style:style style:name="T359" style:parent-style-name="Основнойшрифтабзаца" style:family="text">
      <style:text-properties fo:font-size="9pt" style:font-size-asian="9pt" fo:language="ru" fo:country="RU"/>
    </style:style>
    <style:style style:name="T360" style:parent-style-name="Основнойшрифтабзаца" style:family="text">
      <style:text-properties fo:font-size="9pt" style:font-size-asian="9pt"/>
    </style:style>
    <style:style style:name="T361" style:parent-style-name="Основнойшрифтабзаца" style:family="text">
      <style:text-properties fo:font-size="9pt" style:font-size-asian="9pt" fo:language="ru" fo:country="RU"/>
    </style:style>
    <style:style style:name="T362" style:parent-style-name="Основнойшрифтабзаца" style:family="text">
      <style:text-properties fo:font-size="9pt" style:font-size-asian="9pt"/>
    </style:style>
    <style:style style:name="T363" style:parent-style-name="Основнойшрифтабзаца" style:family="text">
      <style:text-properties fo:font-size="9pt" style:font-size-asian="9pt" fo:language="ru" fo:country="RU"/>
    </style:style>
    <style:style style:name="T364" style:parent-style-name="Основнойшрифтабзаца" style:family="text">
      <style:text-properties fo:font-size="9pt" style:font-size-asian="9pt"/>
    </style:style>
    <style:style style:name="T365" style:parent-style-name="Основнойшрифтабзаца" style:family="text">
      <style:text-properties fo:font-size="9pt" style:font-size-asian="9pt" fo:language="ru" fo:country="RU"/>
    </style:style>
    <style:style style:name="T366" style:parent-style-name="Основнойшрифтабзаца" style:family="text">
      <style:text-properties fo:font-size="9pt" style:font-size-asian="9pt"/>
    </style:style>
    <style:style style:name="T367" style:parent-style-name="Основнойшрифтабзаца" style:family="text">
      <style:text-properties fo:font-size="9pt" style:font-size-asian="9pt" fo:language="ru" fo:country="RU"/>
    </style:style>
    <style:style style:name="T368" style:parent-style-name="Основнойшрифтабзаца" style:family="text">
      <style:text-properties fo:font-size="9pt" style:font-size-asian="9pt" fo:language="ru" fo:country="RU"/>
    </style:style>
    <style:style style:name="T369" style:parent-style-name="Основнойшрифтабзаца" style:family="text">
      <style:text-properties fo:font-size="9pt" style:font-size-asian="9pt" fo:language="ru" fo:country="RU"/>
    </style:style>
    <style:style style:name="T370" style:parent-style-name="Основнойшрифтабзаца" style:family="text">
      <style:text-properties fo:font-size="9pt" style:font-size-asian="9pt" fo:language="ru" fo:country="RU"/>
    </style:style>
    <style:style style:name="T371" style:parent-style-name="Основнойшрифтабзаца" style:family="text">
      <style:text-properties fo:font-size="9pt" style:font-size-asian="9pt" fo:language="ru" fo:country="RU"/>
    </style:style>
    <style:style style:name="T372" style:parent-style-name="Основнойшрифтабзаца" style:family="text">
      <style:text-properties fo:font-size="9pt" style:font-size-asian="9pt" fo:language="ru" fo:country="RU"/>
    </style:style>
    <style:style style:name="P373" style:parent-style-name="Standard" style:family="paragraph">
      <style:text-properties fo:language="ru" fo:country="RU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/></text:p>
          </table:table-cell>
        </table:table-row>
      </table:table>
      <text:p text:style-name="Верхнийколонтитул"/>
      <text:p text:style-name="Standard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2">
            <text:p text:style-name="P13"><text:s/></text:p>
          </table:table-cell>
          <table:covered-table-cell/>
          <table:table-cell table:style-name="TableCell14" table:number-columns-spanned="2">
            <text:p text:style-name="Standard"><text:span text:style-name="T15">Тестович Тест Тестович</text:span></text:p>
            <text:p text:style-name="Standard"><text:span text:style-name="T16">Мужчина, 26</text:span><text:span text:style-name="T17"> </text:span><text:span text:style-name="T18">лет, родился 2 мая 1997</text:span></text:p>
            <text:p text:style-name="P19"/>
            <text:p text:style-name="P20"/>
            <text:p text:style-name="Standard"><text:span text:style-name="T21">Проживает: Москва</text:span></text:p>
            <text:p text:style-name="Standard"><text:span text:style-name="T22">Гражданство: Россия, есть<text:s/></text:span><text:span text:style-name="T23">разрешение на работу: Россия</text:span></text:p>
            <text:p text:style-name="Standard"><text:span text:style-name="T24">Не готов к переезду, готов к командировкам</text:span></text:p>
          </table:table-cell>
          <table:covered-table-cell/>
        </table:table-row>
        <table:table-row table:style-name="TableRow25">
          <table:table-cell table:style-name="TableCell26" table:number-columns-spanned="4">
            <text:p text:style-name="P27"><text:span text:style-name="T28">Желаемая должность и зарплата</text:span></text:p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3">
            <text:p text:style-name="Standard"><text:span text:style-name="T31">Senior</text:span><text:span text:style-name="T32"><text:s/></text:span><text:span text:style-name="T33">System</text:span><text:span text:style-name="T34"><text:s/></text:span><text:span text:style-name="T35">Analyst</text:span></text:p>
            <text:p text:style-name="Standard"><text:span text:style-name="T36">Специализации: <text:s/></text:span></text:p>
            <text:p text:style-name="P37"><text:span text:style-name="T38">— <text:s/>Системный аналитик</text:span></text:p>
            <text:p text:style-name="P39"><text:span text:style-name="T40">— <text:s/>Продуктовый аналитик</text:span></text:p>
            <text:p text:style-name="P41"><text:span text:style-name="T42">— <text:s/>Финансовый аналитик, инвестиционный аналитик</text:span></text:p>
            <text:p text:style-name="P43"><text:span text:style-name="T44">— <text:s/>Аналитик</text:span></text:p>
            <text:p text:style-name="P45"><text:span text:style-name="T46">— <text:s/></text:span><text:span text:style-name="T47">Бизнес-аналитик</text:span></text:p>
            <text:p text:style-name="P48"/>
            <text:p text:style-name="Standard"><text:span text:style-name="T49">Занятость: полная занятость</text:span></text:p>
            <text:p text:style-name="Standard"><text:span text:style-name="T50">График работы: полный день, гибкий график, удаленная работа</text:span></text:p>
            <text:p text:style-name="Standard"><text:span text:style-name="T51"><text:line-break/></text:span><text:span text:style-name="T52">Желательное время в пути до работы: не более часа</text:span></text:p>
          </table:table-cell>
          <table:covered-table-cell/>
          <table:covered-table-cell/>
          <table:table-cell table:style-name="TableCell53">
            <text:p text:style-name="P54"/>
          </table:table-cell>
        </table:table-row>
        <table:table-row table:style-name="TableRow55">
          <table:table-cell table:style-name="TableCell56" table:number-columns-spanned="4">
            <text:p text:style-name="P57"><text:span text:style-name="T58">Опыт работы —5 лет 6 месяцев</text:span></text:p>
          </table:table-cell>
          <table:covered-table-cell/>
          <table:covered-table-cell/>
          <table:covered-table-cell/>
        </table:table-row>
        <table:table-row table:style-name="TableRow59">
          <table:table-cell table:style-name="TableCell60">
            <text:p text:style-name="Standard"><text:span text:style-name="T61">Октябрь 2020 — настоящее время</text:span><text:span text:style-name="T62"><text:line-break/></text:span><text:span text:style-name="T63">3 года 6 месяцев</text:span></text:p>
          </table:table-cell>
          <table:table-cell table:style-name="TableCell64">
            <text:p text:style-name="P65"/>
            <text:p text:style-name="P66"/>
          </table:table-cell>
          <table:table-cell table:style-name="TableCell67" table:number-columns-spanned="2">
            <text:p text:style-name="Standard"><text:span text:style-name="T68">Сбер</text:span></text:p>
            <text:p text:style-name="Standard"><text:span text:style-name="T69">Москва,<text:s/></text:span></text:p>
            <text:p text:style-name="Standard"><text:span text:style-name="T70">Финансовый сектор</text:span></text:p>
            <text:p text:style-name="P71"><text:span text:style-name="T72">• Банк</text:span></text:p>
            <text:p text:style-name="P73">Старший системный аналитик</text:p>
            <text:p text:style-name="P74"><text:span text:style-name="T75">Системный аналитик по внедрению программных решений в сфере финансов и корпоративных инвестиций.</text:span><text:span text:style-name="T76"><text:line-break/></text:span><text:span text:style-name="T77">Лид-аналитик на проектах.</text:span><text:span text:style-name="T78"><text:line-break/></text:span><text:span text:style-name="T79">IT</text:span><text:span text:style-name="T80">-специалист по внедрению АС<text:s/></text:span><text:span text:style-name="T81">Calypso</text:span><text:span text:style-name="T82">.</text:span><text:span text:style-name="T83"><text:line-break/></text:span><text:span text:style-name="T84">Опыт работы:</text:span><text:span text:style-name="T85"><text:line-break/></text:span><text:span text:style-name="T86">0. Поддержка<text:s/></text:span><text:span text:style-name="T87">10+ продуктов внебиржевой торговли на плавающую процентную ставку а также различных "трендовых" экзотик. Также понимание основ клиринга и биржевой торговли, структуры инвест-банка (</text:span><text:span text:style-name="T88">FO</text:span><text:span text:style-name="T89">-</text:span><text:span text:style-name="T90">MO</text:span><text:span text:style-name="T91">-</text:span><text:span text:style-name="T92">BO</text:span><text:span text:style-name="T93">).</text:span><text:span text:style-name="T94"><text:line-break/></text:span><text:span text:style-name="T95">1.<text:s/></text:span><text:span text:style-name="T96">Calypso</text:span><text:span text:style-name="T97"><text:s/>- учет внебиржевых деривативов, бэк-офис, интеграция<text:s/></text:span><text:span text:style-name="T98">с другими автоматизированными системами. Углубленная экспертиза, ревью задач смежных команд, проведение ПСИ с пользователями.</text:span><text:span text:style-name="T99"><text:line-break/></text:span><text:span text:style-name="T100">Работа с<text:s/></text:span><text:span text:style-name="T101">MOEX</text:span><text:span text:style-name="T102">.</text:span><text:span text:style-name="T103"><text:line-break/></text:span><text:span text:style-name="T104">2.<text:s/></text:span><text:span text:style-name="T105">Jira</text:span><text:span text:style-name="T106">,<text:s/></text:span><text:span text:style-name="T107">Confluence</text:span><text:span text:style-name="T108"><text:s/>- ведение задач, спецификаций по разработке и конфигурации систем.</text:span><text:span text:style-name="T109"><text:line-break/></text:span><text:span text:style-name="T110">3.<text:s/></text:span><text:span text:style-name="T111">XML</text:span><text:span text:style-name="T112">,<text:s/></text:span><text:span text:style-name="T113">XSLT</text:span><text:span text:style-name="T114">,<text:s/></text:span><text:span text:style-name="T115">JSON</text:span><text:span text:style-name="T116">-</text:span><text:span text:style-name="T117">like</text:span><text:span text:style-name="T118"><text:s/>- ра</text:span><text:span text:style-name="T119">бота на ежедневной основе с данными форматами, написание<text:s/></text:span><text:span text:style-name="T120">XSLT</text:span><text:span text:style-name="T121">-скриптов.</text:span><text:span text:style-name="T122"><text:line-break/></text:span><text:span text:style-name="T123">4.<text:s/></text:span><text:span text:style-name="T124">Git</text:span><text:span text:style-name="T125">,<text:s/></text:span><text:span text:style-name="T126">BitBucket</text:span><text:span text:style-name="T127">,<text:s/></text:span><text:span text:style-name="T128">Jenkins</text:span><text:span text:style-name="T129"><text:s/>- работа на базовом уровне с коммитами, пул реквестами, джобами для мерджей и пересбора веток.</text:span><text:span text:style-name="T130"><text:line-break/></text:span><text:span text:style-name="T131">5.<text:s/></text:span><text:span text:style-name="T132">IntelliJ</text:span><text:span text:style-name="T133"><text:s/></text:span><text:span text:style-name="T134">IDEA</text:span><text:span text:style-name="T135"><text:s/>- простые<text:s/></text:span><text:span text:style-name="T136">Java</text:span><text:span text:style-name="T137">-коммиты. Понимание<text:s/></text:span><text:span text:style-name="T138">Java</text:span><text:span text:style-name="T139"><text:s/>на баз</text:span><text:span text:style-name="T140">овом уровне, способность ревью кода на уровне соответствий тех. требованиям.</text:span><text:span text:style-name="T141"><text:line-break/></text:span><text:span text:style-name="T142">6.<text:s/></text:span><text:span text:style-name="T143">SQL</text:span><text:span text:style-name="T144"><text:s/>- базовый уровень, написание простых скриптов <text:s/>для ежедневных задач.</text:span><text:span text:style-name="T145"><text:line-break/></text:span><text:span text:style-name="T146">7.<text:s/></text:span><text:span text:style-name="T147">BPMN</text:span><text:span text:style-name="T148">,<text:s/></text:span><text:span text:style-name="T149">UML</text:span><text:span text:style-name="T150"><text:s/>- базовый уровень, нечастая практика.</text:span><text:span text:style-name="T151"><text:line-break/></text:span><text:span text:style-name="T152">8. Шины,<text:s/></text:span><text:span text:style-name="T153">Kafka</text:span><text:span text:style-name="T154">,<text:s/></text:span><text:span text:style-name="T155">REST</text:span><text:span text:style-name="T156"><text:s/>- понимание основ, работа с фор</text:span><text:span text:style-name="T157">матами данных, используемых в интеграциях.</text:span></text:p>
          </table:table-cell>
          <table:covered-table-cell/>
        </table:table-row>
        <table:table-row table:style-name="TableRow158">
          <table:table-cell table:style-name="TableCell159">
            <text:p text:style-name="P160"><text:span text:style-name="T161">Октябрь 2018 — Октябрь 2020</text:span><text:span text:style-name="T162"><text:line-break/></text:span><text:span text:style-name="T163">2 года 1 месяц</text:span></text:p>
          </table:table-cell>
          <table:table-cell table:style-name="TableCell164">
            <text:p text:style-name="P165"/>
            <text:p text:style-name="P166"/>
          </table:table-cell>
          <table:table-cell table:style-name="TableCell167" table:number-columns-spanned="2">
            <text:p text:style-name="P168"><text:span text:style-name="T169">Accenture</text:span></text:p>
            <text:p text:style-name="Standard"><text:span text:style-name="T170">Москва,</text:span></text:p>
            <text:p text:style-name="Standard"><text:span text:style-name="T171">Информационные технологии, системная интеграция, интернет</text:span></text:p>
            <text:p text:style-name="P172"><text:span text:style-name="T173">• Разработка программного обеспечения</text:span></text:p>
            <text:p text:style-name="P174"><text:span text:style-name="T175">• Системная интеграция, <text:s/></text:span><text:span text:style-name="T176">автоматизации технологических и бизнес-процессов предприятия, ИТ-консалтинг</text:span></text:p>
            <text:p text:style-name="P177"><text:span text:style-name="T178">Услуги для бизнеса</text:span></text:p>
            <text:soft-page-break/>
            <text:p text:style-name="P179"><text:span text:style-name="T180">• Консалтинговые услуги</text:span></text:p>
            <text:p text:style-name="P181">Capital<text:span text:style-name="T182"><text:s/></text:span>Markets<text:span text:style-name="T183"><text:s/></text:span>IT<text:span text:style-name="T184">-</text:span>Analyst</text:p>
            <text:p text:style-name="P185"><text:span text:style-name="T186">1. 22.10.2018-22.04.2019: Аналитик по внедрению системы для реконсиляции сделок<text:s/></text:span><text:span text:style-name="T187">OTC</text:span><text:span text:style-name="T188"><text:s/></text:span><text:span text:style-name="T189">Derivatives</text:span><text:span text:style-name="T190">, которые совер</text:span><text:span text:style-name="T191">шает банк-клиент. Разработана конфигурабельная система генерации тест-кейсов для сверки сделок из разных систем, в виде отдельных классов и скриптов на<text:s/></text:span><text:span text:style-name="T192">Python</text:span><text:span text:style-name="T193">.</text:span><text:span text:style-name="T194"><text:line-break/></text:span><text:span text:style-name="T195">2. 22.04.2019-25.09.2020: Аналитик на проекте по внедрению системы<text:s/></text:span><text:span text:style-name="T196">Calypso</text:span><text:span text:style-name="T197"><text:s/>для учетности по фина</text:span><text:span text:style-name="T198">нсовым операциям над процентными деривативами.</text:span><text:span text:style-name="T199"><text:line-break/></text:span><text:span text:style-name="T200">Анализ, перенос бизнес-логики в спецификацию для разработки, конфигурация<text:s/></text:span><text:span text:style-name="T201">Calypso</text:span><text:span text:style-name="T202"><text:s/>для построения бухгалтерских реестров для различных видов ПФИ.</text:span><text:span text:style-name="T203"><text:line-break/></text:span><text:span text:style-name="T204">FO</text:span><text:span text:style-name="T205">-</text:span><text:span text:style-name="T206">BO</text:span><text:span text:style-name="T207"><text:s/>(</text:span><text:span text:style-name="T208">Murex</text:span><text:span text:style-name="T209">-</text:span><text:span text:style-name="T210">Calypso</text:span><text:span text:style-name="T211">) интеграция нового финансового продукта в с</text:span><text:span text:style-name="T212">истему.</text:span><text:span text:style-name="T213"><text:line-break/></text:span><text:span text:style-name="T214">Разработка архитектуры для нового бизнес-процесса и управление по внедрению его в Калипсо.</text:span></text:p>
          </table:table-cell>
          <table:covered-table-cell/>
        </table:table-row>
        <text:soft-page-break/>
        <table:table-row table:style-name="TableRow215">
          <table:table-cell table:style-name="TableCell216" table:number-columns-spanned="4">
            <text:p text:style-name="P217"><text:span text:style-name="T218">Образование</text:span></text:p>
          </table:table-cell>
          <table:covered-table-cell/>
          <table:covered-table-cell/>
          <table:covered-table-cell/>
        </table:table-row>
        <table:table-row table:style-name="TableRow219">
          <table:table-cell table:style-name="TableCell220" table:number-columns-spanned="4">
            <text:p text:style-name="Standard"><text:span text:style-name="T221">Магистр</text:span></text:p>
          </table:table-cell>
          <table:covered-table-cell/>
          <table:covered-table-cell/>
          <table:covered-table-cell/>
        </table:table-row>
        <table:table-row table:style-name="TableRow222">
          <table:table-cell table:style-name="TableCell223" table:number-columns-spanned="2">
            <text:p text:style-name="Standard"><text:span text:style-name="T224">2020</text:span></text:p>
          </table:table-cell>
          <table:covered-table-cell/>
          <table:table-cell table:style-name="TableCell225" table:number-columns-spanned="2">
            <text:p text:style-name="Standard"><text:span text:style-name="T226">Национальный исследовательский ядерный университет "МИФИ", Москва</text:span></text:p>
            <text:p text:style-name="Standard"><text:span text:style-name="T227">Факультет кибернетики и информационной безопасности,<text:s/></text:span><text:span text:style-name="T228">Программная инженерия</text:span></text:p>
          </table:table-cell>
          <table:covered-table-cell/>
        </table:table-row>
        <table:table-row table:style-name="TableRow229">
          <table:table-cell table:style-name="TableCell230" table:number-columns-spanned="2">
            <text:p text:style-name="P231"><text:span text:style-name="T232">2018</text:span></text:p>
          </table:table-cell>
          <table:covered-table-cell/>
          <table:table-cell table:style-name="TableCell233" table:number-columns-spanned="2">
            <text:p text:style-name="P234"><text:span text:style-name="T235">Национальный исследовательский ядерный университет "МИФИ", Москва</text:span></text:p>
            <text:p text:style-name="Standard"><text:span text:style-name="T236">Факультет кибернетики и информационной безопасности, Информационные системы и технологии</text:span></text:p>
          </table:table-cell>
          <table:covered-table-cell/>
        </table:table-row>
        <table:table-row table:style-name="TableRow237">
          <table:table-cell table:style-name="TableCell238" table:number-columns-spanned="4">
            <text:p text:style-name="P239"><text:span text:style-name="T240">Повышение квалификации, курсы</text:span></text:p>
          </table:table-cell>
          <table:covered-table-cell/>
          <table:covered-table-cell/>
          <table:covered-table-cell/>
        </table:table-row>
        <table:table-row table:style-name="TableRow241">
          <table:table-cell table:style-name="TableCell242" table:number-columns-spanned="2">
            <text:p text:style-name="Standard"><text:span text:style-name="T243">2018</text:span></text:p>
          </table:table-cell>
          <table:covered-table-cell/>
          <table:table-cell table:style-name="TableCell244" table:number-columns-spanned="2">
            <text:p text:style-name="Standard"><text:span text:style-name="T245">СберТех-МИФИ</text:span></text:p>
            <text:p text:style-name="Standard"><text:span text:style-name="T246">Сбербанк-Технологии,<text:s/></text:span><text:span text:style-name="T247">IT</text:span><text:span text:style-name="T248">-специалист</text:span></text:p>
          </table:table-cell>
          <table:covered-table-cell/>
        </table:table-row>
        <table:table-row table:style-name="TableRow249">
          <table:table-cell table:style-name="TableCell250" table:number-columns-spanned="2">
            <text:p text:style-name="P251"><text:span text:style-name="T252">2017</text:span></text:p>
          </table:table-cell>
          <table:covered-table-cell/>
          <table:table-cell table:style-name="TableCell253" table:number-columns-spanned="2">
            <text:p text:style-name="P254"><text:span text:style-name="T255">Кибербезопасность<text:s/></text:span><text:span text:style-name="T256">IT</text:span><text:span text:style-name="T257">-систем</text:span></text:p>
            <text:p text:style-name="Standard"><text:span text:style-name="T258">Лаборатория Касперского, Специалист по кибербезопасности</text:span></text:p>
          </table:table-cell>
          <table:covered-table-cell/>
        </table:table-row>
        <table:table-row table:style-name="TableRow259">
          <table:table-cell table:style-name="TableCell260" table:number-columns-spanned="4">
            <text:p text:style-name="P261"><text:span text:style-name="T262">Ключевые навыки</text:span></text:p>
          </table:table-cell>
          <table:covered-table-cell/>
          <table:covered-table-cell/>
          <table:covered-table-cell/>
        </table:table-row>
        <table:table-row table:style-name="TableRow263">
          <table:table-cell table:style-name="TableCell264" table:number-columns-spanned="2">
            <text:p text:style-name="Standard"><text:span text:style-name="T265">Знание языков</text:span></text:p>
          </table:table-cell>
          <table:covered-table-cell/>
          <table:table-cell table:style-name="TableCell266" table:number-columns-spanned="2">
            <text:p text:style-name="Standard"><text:span text:style-name="T267">Русский<text:s/></text:span><text:span text:style-name="T268">— Родной</text:span></text:p>
            <text:p text:style-name="Standard"><text:span text:style-name="T269">Английский<text:s/></text:span><text:span text:style-name="T270">—<text:s/></text:span><text:span text:style-name="T271">B</text:span><text:span text:style-name="T272">2 — Средне-продвинутый</text:span></text:p>
          </table:table-cell>
          <table:covered-table-cell/>
        </table:table-row>
        <table:table-row table:style-name="TableRow273">
          <table:table-cell table:style-name="TableCell274" table:number-columns-spanned="2">
            <text:p text:style-name="P275"><text:span text:style-name="T276">Навыки</text:span></text:p>
          </table:table-cell>
          <table:covered-table-cell/>
          <table:table-cell table:style-name="TableCell277" table:number-columns-spanned="2">
            <text:p text:style-name="P278"><text:span text:style-name="T279">Коммуникабельность</text:span><text:span text:style-name="T280"><text:s text:c="2"/></text:span><text:span text:style-name="T281">Работа</text:span><text:span text:style-name="T282"> </text:span><text:span text:style-name="T283">в</text:span><text:span text:style-name="T284"> </text:span><text:span text:style-name="T285">команде</text:span><text:span text:style-name="T286"><text:s text:c="2"/></text:span><text:span text:style-name="T287">Аналитический</text:span><text:span text:style-name="T288"> </text:span><text:span text:style-name="T289">склад</text:span><text:span text:style-name="T290"> </text:span><text:span text:style-name="T291">ума</text:span><text:span text:style-name="T292"><text:s text:c="2"/></text:span><text:span text:style-name="T293">Python</text:span><text:span text:style-name="T294"><text:s text:c="2"/></text:span><text:span text:style-name="T295">SQL</text:span><text:span text:style-name="T296"><text:s text:c="2"/></text:span><text:span text:style-name="T297">Английский</text:span><text:span text:style-name="T298"> </text:span><text:span text:style-name="T299">язык</text:span><text:span text:style-name="T300"><text:s text:c="2"/></text:span><text:span text:style-name="T301">Знание</text:span><text:span text:style-name="T302"> </text:span><text:span text:style-name="T303">устройства</text:span><text:span text:style-name="T304"> IT</text:span><text:span text:style-name="T305">-систем</text:span><text:span text:style-name="T306"><text:s text:c="2"/></text:span><text:span text:style-name="T307">Написание</text:span><text:span text:style-name="T308"> </text:span><text:span text:style-name="T309">тз,</text:span><text:span text:style-name="T310"> </text:span><text:span text:style-name="T311">спецификаций</text:span><text:span text:style-name="T312"><text:s text:c="2"/></text:span><text:span text:style-name="T313">Опыт</text:span><text:span text:style-name="T314"> </text:span><text:span text:style-name="T315">в</text:span><text:span text:style-name="T316"> </text:span><text:span text:style-name="T317">языках</text:span><text:span text:style-name="T318"> </text:span><text:span text:style-name="T319">программирования</text:span><text:span text:style-name="T320"><text:s text:c="2"/></text:span><text:span text:style-name="T321">Внедрение</text:span><text:span text:style-name="T322"> </text:span><text:span text:style-name="T323">информационных</text:span><text:span text:style-name="T324"> </text:span><text:span text:style-name="T325">систем</text:span><text:span text:style-name="T326"><text:s text:c="2"/></text:span><text:span text:style-name="T327">Calypso</text:span><text:span text:style-name="T328"><text:s text:c="2"/></text:span><text:span text:style-name="T329">Atlassian Jira</text:span><text:span text:style-name="T330"><text:s text:c="2"/></text:span><text:span text:style-name="T331">финансовые</text:span><text:span text:style-name="T332"> </text:span><text:span text:style-name="T333">деривативы</text:span><text:span text:style-name="T334"><text:s text:c="2"/></text:span><text:span text:style-name="T335">Atlassian Confluence</text:span><text:span text:style-name="T336"><text:s text:c="2"/></text:span><text:span text:style-name="T337">bitbucket</text:span><text:span text:style-name="T338"><text:s text:c="2"/></text:span><text:span text:style-name="T339">Git</text:span><text:span text:style-name="T340"><text:s text:c="2"/></text:span><text:span text:style-name="T341">XML</text:span><text:span text:style-name="T342">/</text:span><text:span text:style-name="T343">Xslt</text:span><text:span text:style-name="T344"><text:s text:c="2"/></text:span><text:span text:style-name="T345">Системный</text:span><text:span text:style-name="T346"> </text:span><text:span text:style-name="T347">анал</text:span><text:span text:style-name="T348">из</text:span></text:p>
          </table:table-cell>
          <table:covered-table-cell/>
        </table:table-row>
        <table:table-row table:style-name="TableRow349">
          <table:table-cell table:style-name="TableCell350" table:number-columns-spanned="4">
            <text:p text:style-name="P351"><text:span text:style-name="T352">Дополнительная информация</text:span></text:p>
          </table:table-cell>
          <table:covered-table-cell/>
          <table:covered-table-cell/>
          <table:covered-table-cell/>
        </table:table-row>
        <table:table-row table:style-name="TableRow353">
          <table:table-cell table:style-name="TableCell354" table:number-columns-spanned="2">
            <text:p text:style-name="Standard"><text:span text:style-name="T355">Обо мне</text:span></text:p>
          </table:table-cell>
          <table:covered-table-cell/>
          <table:table-cell table:style-name="TableCell356" table:number-columns-spanned="2">
            <text:p text:style-name="Standard"><text:span text:style-name="T357">Выпускник института ИИКС(Институт интеллектуальных кибернетических систем), НИЯУ МИФИ.</text:span><text:span text:style-name="T358"><text:line-break/></text:span><text:span text:style-name="T359">Финалист<text:s/></text:span><text:span text:style-name="T360">Cup</text:span><text:span text:style-name="T361"><text:s/></text:span><text:span text:style-name="T362">IT</text:span><text:span text:style-name="T363"><text:s/></text:span><text:span text:style-name="T364">Moscow</text:span><text:span text:style-name="T365"><text:s/>2018,<text:s/></text:span><text:span text:style-name="T366">Changellenge</text:span><text:span text:style-name="T367">.</text:span><text:span text:style-name="T368"><text:line-break/></text:span><text:span text:style-name="T369">Организатор сообщества «Кейс-клуб НИЯУ МИФИ.</text:span><text:span text:style-name="T370"><text:line-break/></text:span><text:span text:style-name="T371">Личные качества: нацеленность на результат</text:span><text:span text:style-name="T372">, ответственность, коммуникабельность, стремление к личностному росту и карьерным достижениям.</text:span></text:p>
          </table:table-cell>
          <table:covered-table-cell/>
        </table:table-row>
      </table:table>
      <text:p text:style-name="P3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0" svg:font-family="0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0" style:font-name-asian="0" style:font-name-complex="0" fo:font-weight="bold" style:font-weight-asian="bold" style:font-weight-complex="bold" fo:color="#2F5395" fo:font-size="14pt" style:font-size-asian="14pt" style:font-size-complex="1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0" style:font-name-asian="0" style:font-name-complex="0" fo:font-weight="bold" style:font-weight-asian="bold" style:font-weight-complex="bold" fo:color="#4472C4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0" style:font-name-asian="0" style:font-name-complex="0" fo:font-weight="bold" style:font-weight-asian="bold" style:font-weight-complex="bold" fo:color="#4472C4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388in"/>
      <style:text-properties style:font-name="0" style:font-name-asian="0" style:font-name-complex="0" fo:font-weight="bold" style:font-weight-asian="bold" style:font-weight-complex="bold" fo:font-style="italic" style:font-style-asian="italic" style:font-style-complex="italic" fo:color="#4472C4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388in"/>
      <style:text-properties style:font-name="0" style:font-name-asian="0" style:font-name-complex="0" fo:color="#1F3763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0" style:font-name-asian="0" style:font-name-complex="0" fo:font-style="italic" style:font-style-asian="italic" style:font-style-complex="italic" fo:color="#1F3763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0" style:font-name-asian="0" style:font-name-complex="0" fo:font-style="italic" style:font-style-asian="italic" style:font-style-complex="italic" fo:color="#404040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keep-together="always" fo:margin-top="0.1388in"/>
      <style:text-properties style:font-name="0" style:font-name-asian="0" style:font-name-complex="0" fo:color="#404040" fo:font-size="10pt" style:font-size-asian="10pt" style:font-size-complex="10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0" style:font-name-asian="0" style:font-name-complex="0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Arial" style:font-name-asian="Cambria" style:font-name-complex="Courier New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 Unicode MS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hyphenate="false"/>
    </style:style>
    <style:style style:name="NormalTableWW" style:display-name="Normal Table (WW)" style:family="paragraph">
      <style:text-properties style:font-name="Arial" style:font-name-asian="Cambria" style:font-name-complex="Courier New" fo:hyphenate="false"/>
    </style:style>
    <style:style style:name="NoListWW" style:display-name="No List (WW)" style:family="paragraph">
      <style:text-properties style:font-name="Arial" style:font-name-asian="Cambria" style:font-name-complex="Courier New" fo:hyphenate="false"/>
    </style:style>
    <style:style style:name="Безинтервала" style:display-name="Без интервала" style:family="paragraph">
      <style:text-properties style:font-name="Arial" style:font-name-asian="Cambria" style:font-name-complex="Courier New" fo:hyphenate="false"/>
    </style:style>
    <style:style style:name="Заголовок" style:display-name="Заголовок" style:family="paragraph" style:parent-style-name="Standard" style:next-style-name="Standard">
      <style:paragraph-properties fo:border-top="none" fo:border-left="none" fo:border-bottom="0.0138in solid #4472C4" fo:border-right="none" fo:padding-top="0in" fo:padding-left="0in" fo:padding-bottom="0.0555in" fo:padding-right="0in" style:shadow="none" fo:margin-bottom="0.2083in"/>
      <style:text-properties style:font-name="0" style:font-name-asian="0" style:font-name-complex="0" fo:color="#333F4F" fo:letter-spacing="0.0034in" fo:font-size="26pt" style:font-size-asian="26pt" style:font-size-complex="26pt" fo:hyphenate="false"/>
    </style:style>
    <style:style style:name="Подзаголовок" style:display-name="Подзаголовок" style:family="paragraph" style:parent-style-name="Standard" style:next-style-name="Standard">
      <style:text-properties style:font-name="0" style:font-name-asian="0" style:font-name-complex="0" fo:font-style="italic" style:font-style-asian="italic" style:font-style-complex="italic" fo:color="#4472C4" fo:letter-spacing="0.0104in" fo:hyphenate="false"/>
    </style:style>
    <style:style style:name="Цитата2" style:display-name="Цитата 2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Выделеннаяцитата" style:display-name="Выделенная цитата" style:family="paragraph" style:parent-style-name="Standard" style:next-style-name="Standard">
      <style:paragraph-properties fo:border-top="none" fo:border-left="none" fo:border-bottom="0.0069in solid #4472C4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472C4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Текстсноски" style:display-name="Текст сноски" style:family="paragraph" style:parent-style-name="Standard">
      <style:text-properties fo:font-size="10pt" style:font-size-asian="10pt" style:font-size-complex="10pt" fo:hyphenate="false"/>
    </style:style>
    <style:style style:name="Текстконцевойсноски" style:display-name="Текст концевой сноски" style:family="paragraph" style:parent-style-name="Standard">
      <style:text-properties fo:font-size="10pt" style:font-size-asian="10pt" style:font-size-complex="10pt" fo:hyphenate="false"/>
    </style:style>
    <style:style style:name="Текст" style:display-name="Текст" style:family="paragraph" style:parent-style-name="Standard">
      <style:text-properties style:font-name="Courier New" style:font-name-asian="Courier New" fo:font-size="10.5pt" style:font-size-asian="10.5pt" style:font-size-complex="10.5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Heading1Char" style:display-name="Heading 1 Char" style:family="text" style:parent-style-name="DefaultParagraphFontWW">
      <style:text-properties style:font-name="0" style:font-name-asian="0" style:font-name-complex="0" fo:font-weight="bold" style:font-weight-asian="bold" style:font-weight-complex="bold" fo:color="#2F5395" fo:font-size="14pt" style:font-size-asian="14pt" style:font-size-complex="14pt"/>
    </style:style>
    <style:style style:name="Heading2Char" style:display-name="Heading 2 Char" style:family="text" style:parent-style-name="DefaultParagraphFontWW">
      <style:text-properties style:font-name="0" style:font-name-asian="0" style:font-name-complex="0" fo:font-weight="bold" style:font-weight-asian="bold" style:font-weight-complex="bold" fo:color="#4472C4" fo:font-size="13pt" style:font-size-asian="13pt" style:font-size-complex="13pt"/>
    </style:style>
    <style:style style:name="Heading3Char" style:display-name="Heading 3 Char" style:family="text" style:parent-style-name="DefaultParagraphFontWW">
      <style:text-properties style:font-name="0" style:font-name-asian="0" style:font-name-complex="0" fo:font-weight="bold" style:font-weight-asian="bold" style:font-weight-complex="bold" fo:color="#4472C4"/>
    </style:style>
    <style:style style:name="Heading4Char" style:display-name="Heading 4 Char" style:family="text" style:parent-style-name="DefaultParagraphFontWW">
      <style:text-properties style:font-name="0" style:font-name-asian="0" style:font-name-complex="0" fo:font-weight="bold" style:font-weight-asian="bold" style:font-weight-complex="bold" fo:font-style="italic" style:font-style-asian="italic" style:font-style-complex="italic" fo:color="#4472C4"/>
    </style:style>
    <style:style style:name="Heading5Char" style:display-name="Heading 5 Char" style:family="text" style:parent-style-name="DefaultParagraphFontWW">
      <style:text-properties style:font-name="0" style:font-name-asian="0" style:font-name-complex="0" fo:color="#1F3763"/>
    </style:style>
    <style:style style:name="Heading6Char" style:display-name="Heading 6 Char" style:family="text" style:parent-style-name="DefaultParagraphFontWW">
      <style:text-properties style:font-name="0" style:font-name-asian="0" style:font-name-complex="0" fo:font-style="italic" style:font-style-asian="italic" style:font-style-complex="italic" fo:color="#1F3763"/>
    </style:style>
    <style:style style:name="Heading7Char" style:display-name="Heading 7 Char" style:family="text" style:parent-style-name="DefaultParagraphFontWW">
      <style:text-properties style:font-name="0" style:font-name-asian="0" style:font-name-complex="0" fo:font-style="italic" style:font-style-asian="italic" style:font-style-complex="italic" fo:color="#404040"/>
    </style:style>
    <style:style style:name="Heading8Char" style:display-name="Heading 8 Char" style:family="text" style:parent-style-name="DefaultParagraphFontWW">
      <style:text-properties style:font-name="0" style:font-name-asian="0" style:font-name-complex="0" fo:color="#404040" fo:font-size="10pt" style:font-size-asian="10pt" style:font-size-complex="10pt"/>
    </style:style>
    <style:style style:name="Heading9Char" style:display-name="Heading 9 Char" style:family="text" style:parent-style-name="DefaultParagraphFontWW">
      <style:text-properties style:font-name="0" style:font-name-asian="0" style:font-name-complex="0" fo:font-style="italic" style:font-style-asian="italic" style:font-style-complex="italic" fo:color="#404040" fo:font-size="10pt" style:font-size-asian="10pt" style:font-size-complex="10pt"/>
    </style:style>
    <style:style style:name="TitleChar" style:display-name="Title Char" style:family="text" style:parent-style-name="DefaultParagraphFontWW">
      <style:text-properties style:font-name="0" style:font-name-asian="0" style:font-name-complex="0" fo:color="#333F4F" fo:letter-spacing="0.0034in" fo:font-size="26pt" style:font-size-asian="26pt" style:font-size-complex="26pt"/>
    </style:style>
    <style:style style:name="SubtitleChar" style:display-name="Subtitle Char" style:family="text" style:parent-style-name="DefaultParagraphFontWW">
      <style:text-properties style:font-name="0" style:font-name-asian="0" style:font-name-complex="0" fo:font-style="italic" style:font-style-asian="italic" style:font-style-complex="italic" fo:color="#4472C4" fo:letter-spacing="0.0104in" fo:font-size="12pt" style:font-size-asian="12pt" style:font-size-complex="12pt"/>
    </style:style>
    <style:style style:name="Слабоевыделение" style:display-name="Слабое выделение" style:family="text" style:parent-style-name="DefaultParagraphFontWW">
      <style:text-properties fo:font-style="italic" style:font-style-asian="italic" style:font-style-complex="italic" fo:color="#808080"/>
    </style:style>
    <style:style style:name="Выделение" style:display-name="Выделение" style:family="text" style:parent-style-name="DefaultParagraphFontWW">
      <style:text-properties fo:font-style="italic" style:font-style-asian="italic" style:font-style-complex="italic"/>
    </style:style>
    <style:style style:name="Сильноевыделение" style:display-name="Сильное выделение" style:family="text" style:parent-style-name="DefaultParagraphFontWW">
      <style:text-properties fo:font-weight="bold" style:font-weight-asian="bold" style:font-weight-complex="bold" fo:font-style="italic" style:font-style-asian="italic" style:font-style-complex="italic" fo:color="#4472C4"/>
    </style:style>
    <style:style style:name="StrongEmphasis" style:display-name="Strong Emphasis" style:family="text" style:parent-style-name="DefaultParagraphFontWW">
      <style:text-properties fo:font-weight="bold" style:font-weight-asian="bold" style:font-weight-complex="bold"/>
    </style:style>
    <style:style style:name="QuoteChar" style:display-name="Quote Char" style:family="text" style:parent-style-name="DefaultParagraphFontWW">
      <style:text-properties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WW">
      <style:text-properties fo:font-weight="bold" style:font-weight-asian="bold" style:font-weight-complex="bold" fo:font-style="italic" style:font-style-asian="italic" style:font-style-complex="italic" fo:color="#4472C4"/>
    </style:style>
    <style:style style:name="Слабаяссылка" style:display-name="Слабая ссылка" style:family="text" style:parent-style-name="DefaultParagraphFontWW">
      <style:text-properties fo:font-variant="small-caps" fo:color="#ED7D31" style:text-underline-type="single" style:text-underline-style="solid" style:text-underline-width="auto" style:text-underline-mode="continuous" style:text-underline-color="font-color"/>
    </style:style>
    <style:style style:name="Сильнаяссылка" style:display-name="Сильная ссылка" style:family="text" style:parent-style-name="DefaultParagraphFontWW">
      <style:text-properties fo:font-weight="bold" style:font-weight-asian="bold" style:font-weight-complex="bold" fo:font-variant="small-caps" fo:color="#ED7D31" fo:letter-spacing="0.0034in" style:text-underline-type="single" style:text-underline-style="solid" style:text-underline-width="auto" style:text-underline-mode="continuous" style:text-underline-color="font-color"/>
    </style:style>
    <style:style style:name="Названиекниги" style:display-name="Название книги" style:family="text" style:parent-style-name="DefaultParagraphFontWW">
      <style:text-properties fo:font-weight="bold" style:font-weight-asian="bold" style:font-weight-complex="bold" fo:font-variant="small-caps" fo:letter-spacing="0.0034in"/>
    </style:style>
    <style:style style:name="FootnoteTextChar" style:display-name="Footnote Text Char" style:family="text" style:parent-style-name="DefaultParagraphFontWW">
      <style:text-properties fo:font-size="10pt" style:font-size-asian="10pt" style:font-size-complex="10pt"/>
    </style:style>
    <style:style style:name="Footnoteanchor" style:display-name="Footnote anchor" style:family="text">
      <style:text-properties style:text-position="super 66.6%"/>
    </style:style>
    <style:style style:name="Знаксноски" style:display-name="Знак сноски" style:family="text" style:parent-style-name="DefaultParagraphFontWW">
      <style:text-properties style:text-position="super 66.6%"/>
    </style:style>
    <style:style style:name="EndnoteTextChar" style:display-name="Endnote Text Char" style:family="text" style:parent-style-name="DefaultParagraphFontWW">
      <style:text-properties fo:font-size="10pt" style:font-size-asian="10pt" style:font-size-complex="10pt"/>
    </style:style>
    <style:style style:name="Endnoteanchor" style:display-name="Endnote anchor" style:family="text">
      <style:text-properties style:text-position="super 66.6%"/>
    </style:style>
    <style:style style:name="Знакконцевойсноски" style:display-name="Знак концевой сноски" style:family="text" style:parent-style-name="DefaultParagraphFontWW">
      <style:text-properties style:text-position="super 66.6%"/>
    </style:style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lainTextChar" style:display-name="Plain Text Char" style:family="text" style:parent-style-name="DefaultParagraphFontWW">
      <style:text-properties style:font-name="Courier New" style:font-name-asian="Courier New" style:font-name-complex="Courier New" fo:font-size="10.5pt" style:font-size-asian="10.5pt" style:font-size-complex="10.5pt"/>
    </style:style>
    <style:style style:name="HeaderChar" style:display-name="Header Char" style:family="text" style:parent-style-name="DefaultParagraphFontWW"/>
    <style:style style:name="FooterChar" style:display-name="Footer Char" style:family="text" style:parent-style-name="DefaultParagraphFontWW"/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known</dc:title>
    <dc:description>unknown</dc:description>
    <dc:subject>unknown</dc:subject>
    <meta:initial-creator>unknown</meta:initial-creator>
    <dc:creator>Демченко Ольга Александровна</dc:creator>
    <meta:creation-date>2024-05-30T06:17:00Z</meta:creation-date>
    <dc:date>2024-05-30T06:17:00Z</dc:date>
    <meta:template xlink:href="Normal" xlink:type="simple"/>
    <meta:editing-cycles>2</meta:editing-cycles>
    <meta:editing-duration>PT0S</meta:editing-duration>
    <meta:document-statistic meta:page-count="2" meta:paragraph-count="8" meta:word-count="634" meta:character-count="4245" meta:row-count="30" meta:non-whitespace-character-count="3619"/>
  </office:meta>
</office:document-meta>
</file>